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6cm" svg:stroke-color="#000000" draw:marker-start-width="0.955cm" draw:marker-end-width="0.955cm" draw:fill="solid" draw:fill-color="#000000" draw:textarea-horizontal-align="justify" draw:textarea-vertical-align="middle" draw:auto-grow-height="false" fo:min-height="13.142cm" fo:min-width="13.292cm" fo:padding-top="0.429cm" fo:padding-bottom="0.429cm" fo:padding-left="0.554cm" fo:padding-right="0.554cm"/>
    </style:style>
    <style:style style:name="gr2" style:family="graphic" style:parent-style-name="standard">
      <style:graphic-properties svg:stroke-width="0.6cm" svg:stroke-color="#000000" draw:marker-start-width="1.606cm" draw:marker-end-width="1.606cm" draw:fill="none" draw:fill-color="#ffffff" draw:textarea-horizontal-align="justify" draw:textarea-vertical-align="middle" draw:auto-grow-height="false" fo:min-height="24.742cm" fo:min-width="14.892cm" fo:padding-top="0.429cm" fo:padding-bottom="0.429cm" fo:padding-left="0.554cm" fo:padding-right="0.554cm"/>
    </style:style>
    <style:style style:name="gr3" style:family="graphic" style:parent-style-name="standard">
      <style:graphic-properties svg:stroke-width="0.6cm" svg:stroke-color="#000000" draw:marker-start-width="0.955cm" draw:marker-end-width="0.955cm" draw:fill="solid" draw:fill-color="#000000" draw:textarea-horizontal-align="justify" draw:textarea-vertical-align="middle" draw:auto-grow-height="false" fo:min-height="8.342cm" fo:min-width="13.292cm" fo:padding-top="0.429cm" fo:padding-bottom="0.429cm" fo:padding-left="0.554cm" fo:padding-right="0.554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>
      <style:graphic-properties draw:textarea-vertical-align="middle" draw:line-distance="0.2cm" draw:start-guide="0cm" draw:end-guide="0cm"/>
    </style:style>
    <style:style style:name="gr6" style:family="graphic" style:parent-style-name="measure" style:list-style-name="L1">
      <style:graphic-properties draw:textarea-vertical-align="middle" draw:start-guide="0cm"/>
    </style:style>
    <style:style style:name="gr7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bottom" draw:auto-grow-height="false" fo:min-height="3.948cm" fo:min-width="5.698cm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middle" draw:auto-grow-height="false" fo:min-height="1.948cm" fo:min-width="2.098cm" fo:padding-top="0.226cm" fo:padding-bottom="0.226cm" fo:padding-left="0.351cm" fo:padding-right="0.351cm"/>
    </style:style>
    <style:style style:name="gr9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justify" draw:textarea-vertical-align="middle" draw:auto-grow-height="false" fo:min-height="9.14cm" fo:min-width="5.29cm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width="0.201cm" svg:stroke-color="#000000" draw:marker-start-width="0.303cm" draw:marker-end-width="0.303cm" draw:fill-color="#cccccc" draw:textarea-horizontal-align="justify" draw:textarea-vertical-align="middle" draw:auto-grow-height="false" fo:min-height="7.946cm" fo:min-width="12.896cm" fo:padding-top="0.227cm" fo:padding-bottom="0.227cm" fo:padding-left="0.352cm" fo:padding-right="0.352cm"/>
    </style:style>
    <style:style style:name="gr11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right" draw:textarea-vertical-align="middle" draw:auto-grow-height="false" fo:min-height="5.54cm" fo:min-width="3.29cm" fo:padding-top="0.23cm" fo:padding-bottom="0.23cm" fo:padding-left="0.355cm" fo:padding-right="0.355cm"/>
    </style:style>
    <style:style style:name="gr12" style:family="graphic" style:parent-style-name="standard">
      <style:graphic-properties draw:stroke="none" svg:stroke-width="0.201cm" svg:stroke-color="#000000" draw:marker-start-width="0.505cm" draw:marker-end-width="0.505cm" draw:fill="solid" draw:fill-color="#cccccc" draw:textarea-horizontal-align="center" draw:textarea-vertical-align="middle" draw:auto-grow-height="false" fo:min-height="6.742cm" fo:min-width="6.492cm" fo:padding-top="0.229cm" fo:padding-bottom="0.229cm" fo:padding-left="0.354cm" fo:padding-right="0.354cm"/>
    </style:style>
    <style:style style:name="gr13" style:family="graphic" style:parent-style-name="objectwithoutfill">
      <style:graphic-properties svg:stroke-width="0.201cm" svg:stroke-color="#666666" draw:marker-start-width="0.503cm" draw:marker-end-width="0.503cm" svg:stroke-linecap="round" draw:fill="none" draw:textarea-vertical-align="middle" fo:padding-top="0.227cm" fo:padding-bottom="0.227cm" fo:padding-left="0.352cm" fo:padding-right="0.352cm"/>
    </style:style>
    <style:style style:name="gr14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0.844cm" fo:min-width="3.394cm" fo:padding-top="0.178cm" fo:padding-bottom="0.178cm" fo:padding-left="0.303cm" fo:padding-right="0.303cm"/>
    </style:style>
    <style:style style:name="gr15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0.7cm"/>
    </style:style>
    <style:style style:name="gr16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4.844cm" fo:min-width="0.5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center" draw:textarea-vertical-align="middle" draw:auto-grow-height="false" fo:min-height="3.14cm" fo:min-width="1.69cm" fo:padding-top="0.23cm" fo:padding-bottom="0.23cm" fo:padding-left="0.355cm" fo:padding-right="0.355cm"/>
    </style:style>
    <style:style style:name="gr18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0.95cm" fo:min-width="2.3cm"/>
    </style:style>
    <style:style style:name="gr19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1.75cm" fo:min-width="3.1cm"/>
    </style:style>
    <style:style style:name="gr20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0.7cm"/>
    </style:style>
    <style:style style:name="gr21" style:family="graphic" style:parent-style-name="standard">
      <style:graphic-properties svg:stroke-color="#999999" draw:fill-color="#b3b3b3" draw:textarea-horizontal-align="justify" draw:textarea-vertical-align="middle" draw:auto-grow-height="false" fo:min-height="1.75cm" fo:min-width="0.3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0.15cm" fo:min-width="1.5cm"/>
    </style:style>
    <style:style style:name="gr23" style:family="graphic" style:parent-style-name="standard">
      <style:graphic-properties draw:fill-color="#e6e6e6" draw:textarea-horizontal-align="justify" draw:textarea-vertical-align="middle" draw:auto-grow-height="false" fo:min-height="0.95cm" fo:min-width="0cm"/>
    </style:style>
    <style:style style:name="gr24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9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35cm" fo:min-width="0cm"/>
    </style:style>
    <style:style style:name="gr26" style:family="graphic" style:parent-style-name="standard">
      <style:graphic-properties draw:fill-color="#b3b3b3" draw:textarea-horizontal-align="justify" draw:textarea-vertical-align="middle" draw:auto-grow-height="false" fo:min-height="0.946cm" fo:min-width="1.901cm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 fo:min-height="0.943cm" fo:min-width="1.901cm"/>
    </style:style>
    <style:style style:name="gr28" style:family="graphic" style:parent-style-name="measure">
      <style:graphic-properties svg:stroke-width="0.018cm" draw:marker-start-width="0.227cm" draw:marker-end-width="0.227cm" draw:textarea-vertical-align="middle"/>
    </style:style>
    <style:style style:name="gr29" style:family="graphic" style:parent-style-name="measure">
      <style:graphic-properties draw:textarea-vertical-align="middle" draw:start-guide="-0.1cm"/>
    </style:style>
    <style:style style:name="gr30" style:family="graphic" style:parent-style-name="measure">
      <style:graphic-properties svg:stroke-width="0.018cm" draw:marker-start-width="0.227cm" draw:marker-end-width="0.227cm" draw:textarea-vertical-align="middle" draw:start-guide="0cm" draw:end-guide="-1cm"/>
    </style:style>
    <style:style style:name="gr31" style:family="graphic" style:parent-style-name="standard">
      <style:graphic-properties draw:fill-color="#e6e6e6" draw:textarea-horizontal-align="justify" draw:textarea-vertical-align="middle" draw:auto-grow-height="false" fo:min-height="0.15cm" fo:min-width="0.7cm"/>
    </style:style>
    <style:style style:name="gr32" style:family="graphic" style:parent-style-name="standard">
      <style:graphic-properties svg:stroke-width="0.6cm" svg:stroke-color="#000000" draw:marker-start-width="1.606cm" draw:marker-end-width="1.606cm" draw:fill="none" draw:fill-color="#ffffff" draw:textarea-horizontal-align="justify" draw:textarea-vertical-align="middle" draw:auto-grow-height="false" fo:min-height="14.742cm" fo:min-width="14.892cm" fo:padding-top="0.429cm" fo:padding-bottom="0.429cm" fo:padding-left="0.554cm" fo:padding-right="0.554cm"/>
    </style:style>
    <style:style style:name="gr33" style:family="graphic" style:parent-style-name="measure" style:list-style-name="L1">
      <style:graphic-properties draw:textarea-vertical-align="middle" draw:start-guide="0cm"/>
    </style:style>
    <style:style style:name="gr34" style:family="graphic" style:parent-style-name="standard">
      <style:graphic-properties draw:stroke="none" draw:fill="gradient" draw:fill-gradient-name="Gradient_20_1" draw:textarea-horizontal-align="justify" draw:textarea-vertical-align="middle" draw:auto-grow-height="false" fo:min-height="8.95cm" fo:min-width="14.7cm"/>
    </style:style>
    <style:style style:name="gr35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bottom" draw:auto-grow-height="false" fo:min-height="5.948cm" fo:min-width="7.298cm" fo:padding-top="0.226cm" fo:padding-bottom="0.226cm" fo:padding-left="0.351cm" fo:padding-right="0.351cm"/>
    </style:style>
    <style:style style:name="gr36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justify" draw:textarea-vertical-align="middle" draw:auto-grow-height="false" fo:min-height="6.74cm" fo:min-width="6.49cm" fo:padding-top="0.23cm" fo:padding-bottom="0.23cm" fo:padding-left="0.355cm" fo:padding-right="0.355cm"/>
    </style:style>
    <style:style style:name="gr37" style:family="graphic" style:parent-style-name="standard">
      <style:graphic-properties draw:stroke="none" svg:stroke-width="0.201cm" svg:stroke-color="#000000" draw:marker-start-width="0.303cm" draw:marker-end-width="0.303cm" draw:fill-color="#cccccc" draw:textarea-horizontal-align="justify" draw:textarea-vertical-align="middle" draw:auto-grow-height="false" fo:min-height="5.546cm" fo:min-width="11.694cm" fo:padding-top="0.227cm" fo:padding-bottom="0.227cm" fo:padding-left="0.352cm" fo:padding-right="0.352cm"/>
    </style:style>
    <style:style style:name="gr38" style:family="graphic" style:parent-style-name="standard">
      <style:graphic-properties draw:stroke="none" svg:stroke-width="0.201cm" svg:stroke-color="#000000" draw:marker-start-width="0.502cm" draw:marker-end-width="0.502cm" draw:fill="hatch" draw:fill-color="#cccccc" draw:fill-hatch-name="Black_20_0_20_Degrees" draw:textarea-horizontal-align="justify" draw:textarea-vertical-align="bottom" draw:auto-grow-height="false" fo:min-height="3.148cm" fo:min-width="3.698cm" fo:padding-top="0.226cm" fo:padding-bottom="0.226cm" fo:padding-left="0.351cm" fo:padding-right="0.351cm"/>
    </style:style>
    <style:style style:name="gr39" style:family="graphic" style:parent-style-name="standard">
      <style:graphic-properties svg:stroke-color="#999999" svg:stroke-linecap="round" draw:fill="hatch" draw:fill-color="#b3b3b3" draw:fill-hatch-name="Black_20_90_20_Degrees" draw:textarea-horizontal-align="justify" draw:textarea-vertical-align="middle" draw:auto-grow-height="false" fo:min-height="1.75cm" fo:min-width="3.1cm"/>
    </style:style>
    <style:style style:name="gr40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center" draw:textarea-vertical-align="middle" draw:auto-grow-height="false" fo:min-height="2.74cm" fo:min-width="5.29cm" fo:padding-top="0.23cm" fo:padding-bottom="0.23cm" fo:padding-left="0.355cm" fo:padding-right="0.355cm"/>
    </style:style>
    <style:style style:name="gr41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9.142cm" fo:min-width="3.292cm" fo:padding-top="0.429cm" fo:padding-bottom="0.429cm" fo:padding-left="0.554cm" fo:padding-right="0.554cm"/>
    </style:style>
    <style:style style:name="gr42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2.737cm" fo:min-width="2.092cm" fo:padding-top="0.429cm" fo:padding-bottom="0.429cm" fo:padding-left="0.554cm" fo:padding-right="0.554cm"/>
    </style:style>
    <style:style style:name="gr43" style:family="graphic" style:parent-style-name="standard">
      <style:graphic-properties svg:stroke-width="0.6cm" svg:stroke-color="#b84700" draw:marker-start-width="1.099cm" draw:marker-end-width="1.099cm" draw:stroke-linejoin="miter" svg:stroke-linecap="round" draw:fill="hatch" draw:fill-hatch-name="Red_20_Crossed_20_45_20_Degrees" draw:textarea-horizontal-align="justify" draw:textarea-vertical-align="middle" draw:auto-grow-height="false" fo:min-height="0cm" fo:min-width="3.734cm" fo:padding-top="0.424cm" fo:padding-bottom="0.424cm" fo:padding-left="0.549cm" fo:padding-right="0.549cm"/>
    </style:style>
    <style:style style:name="gr44" style:family="graphic" style:parent-style-name="standard">
      <style:graphic-properties draw:stroke="solid" svg:stroke-width="0.6cm" svg:stroke-color="#b84700" draw:marker-start-width="1.099cm" draw:marker-end-width="1.099cm" draw:stroke-linejoin="miter" draw:fill="hatch" draw:fill-hatch-name="Black_20_45_20_Degrees" draw:textarea-horizontal-align="justify" draw:textarea-vertical-align="middle" draw:auto-grow-height="false" fo:min-height="6.15cm" fo:min-width="2.7cm" fo:padding-top="0.425cm" fo:padding-bottom="0.425cm" fo:padding-left="0.55cm" fo:padding-right="0.55cm"/>
    </style:style>
    <style:style style:name="gr45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4.742cm" fo:min-width="4.492cm" fo:padding-top="0.429cm" fo:padding-bottom="0.429cm" fo:padding-left="0.554cm" fo:padding-right="0.554cm"/>
    </style:style>
    <style:style style:name="gr4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3.942cm" fo:min-width="4.474cm" fo:padding-top="0.429cm" fo:padding-bottom="0.429cm" fo:padding-left="0.554cm" fo:padding-right="0.554cm"/>
    </style:style>
    <style:style style:name="gr47" style:family="graphic" style:parent-style-name="standard">
      <style:graphic-properties draw:stroke="solid" svg:stroke-width="0.6cm" svg:stroke-color="#b84700" draw:marker-start-width="1.099cm" draw:marker-end-width="1.099cm" draw:stroke-linejoin="miter" draw:fill="hatch" draw:fill-hatch-name="Red_20_Crossed_20_45_20_Degrees" draw:textarea-horizontal-align="justify" draw:textarea-vertical-align="middle" draw:auto-grow-height="false" fo:min-height="2.15cm" fo:min-width="0.7cm" fo:padding-top="0.425cm" fo:padding-bottom="0.425cm" fo:padding-left="0.55cm" fo:padding-right="0.55cm"/>
    </style:style>
    <style:style style:name="gr48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7.142cm" fo:min-width="0.092cm" fo:padding-top="0.429cm" fo:padding-bottom="0.429cm" fo:padding-left="0.554cm" fo:padding-right="0.554cm"/>
    </style:style>
    <style:style style:name="gr49" style:family="graphic" style:parent-style-name="standard">
      <style:graphic-properties draw:stroke="solid" svg:stroke-width="0.6cm" svg:stroke-color="#b84700" draw:marker-start-width="1.099cm" draw:marker-end-width="1.099cm" draw:stroke-linejoin="miter" draw:fill="hatch" draw:fill-hatch-name="Red_20_Crossed_20_45_20_Degrees" draw:textarea-horizontal-align="justify" draw:textarea-vertical-align="middle" draw:auto-grow-height="false" fo:min-height="3.75cm" fo:min-width="1.5cm" fo:padding-top="0.425cm" fo:padding-bottom="0.425cm" fo:padding-left="0.55cm" fo:padding-right="0.55cm"/>
    </style:style>
    <style:style style:name="gr50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3.142cm" fo:min-width="2.092cm" fo:padding-top="0.429cm" fo:padding-bottom="0.429cm" fo:padding-left="0.554cm" fo:padding-right="0.554cm"/>
    </style:style>
    <style:style style:name="gr51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8.742cm" fo:min-width="4.092cm" fo:padding-top="0.429cm" fo:padding-bottom="0.429cm" fo:padding-left="0.554cm" fo:padding-right="0.554cm"/>
    </style:style>
    <style:style style:name="gr52" style:family="graphic" style:parent-style-name="standard">
      <style:graphic-properties draw:fill-color="#e6e6e6" draw:textarea-horizontal-align="justify" draw:textarea-vertical-align="middle" draw:auto-grow-height="false" fo:min-height="1.35cm" fo:min-width="1.1cm"/>
    </style:style>
    <style:style style:name="gr53" style:family="graphic" style:parent-style-name="standard">
      <style:graphic-properties draw:fill-color="#e6e6e6" draw:textarea-horizontal-align="justify" draw:textarea-vertical-align="middle" draw:auto-grow-height="false" fo:min-height="0.95cm" fo:min-width="1.9cm"/>
    </style:style>
    <style:style style:name="gr54" style:family="graphic" style:parent-style-name="standard">
      <style:graphic-properties draw:fill-color="#e6e6e6" draw:textarea-horizontal-align="justify" draw:textarea-vertical-align="middle" draw:auto-grow-height="false" fo:min-height="1.35cm" fo:min-width="1.5cm"/>
    </style:style>
    <style:style style:name="gr55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56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justify" draw:textarea-vertical-align="middle" draw:auto-grow-height="false" fo:min-height="9.14cm" fo:min-width="4.09cm" fo:padding-top="0.23cm" fo:padding-bottom="0.23cm" fo:padding-left="0.355cm" fo:padding-right="0.355cm"/>
    </style:style>
    <style:style style:name="gr57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center" draw:textarea-vertical-align="middle" draw:auto-grow-height="false" fo:min-height="3.14cm" fo:min-width="3.69cm" fo:padding-top="0.23cm" fo:padding-bottom="0.23cm" fo:padding-left="0.355cm" fo:padding-right="0.355cm"/>
    </style:style>
    <style:style style:name="gr58" style:family="graphic" style:parent-style-name="standard">
      <style:graphic-properties draw:stroke="none" svg:stroke-width="0.201cm" svg:stroke-color="#000000" draw:marker-start-width="0.303cm" draw:marker-end-width="0.303cm" draw:fill="hatch" draw:fill-color="#cccccc" draw:fill-hatch-name="Black_20_45_20_Degrees" draw:textarea-horizontal-align="left" draw:textarea-vertical-align="middle" draw:auto-grow-height="false" fo:min-height="7.146cm" fo:min-width="4.096cm" fo:padding-top="0.227cm" fo:padding-bottom="0.227cm" fo:padding-left="0.352cm" fo:padding-right="0.352cm"/>
    </style:style>
    <style:style style:name="gr59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0.34cm" fo:min-width="3.69cm" fo:padding-top="0.23cm" fo:padding-bottom="0.23cm" fo:padding-left="0.355cm" fo:padding-right="0.355cm"/>
    </style:style>
    <style:style style:name="gr60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6.74cm" fo:min-width="3.29cm" fo:padding-top="0.23cm" fo:padding-bottom="0.23cm" fo:padding-left="0.355cm" fo:padding-right="0.355cm"/>
    </style:style>
    <style:style style:name="gr61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5.94cm" fo:min-width="0cm" fo:padding-top="0.23cm" fo:padding-bottom="0.23cm" fo:padding-left="0.355cm" fo:padding-right="0.355cm"/>
    </style:style>
    <style:style style:name="gr62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5.14cm" fo:min-width="0cm" fo:padding-top="0.23cm" fo:padding-bottom="0.23cm" fo:padding-left="0.355cm" fo:padding-right="0.355cm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hatch" draw:fill-hatch-name="Black_20_0_20_Degrees" draw:textarea-horizontal-align="justify" draw:textarea-vertical-align="middle" draw:auto-grow-height="false" fo:min-height="0.95cm" fo:min-width="0.7cm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000000" draw:marker-start-width="0.257cm" draw:marker-end-width="0.257cm" draw:fill="hatch" draw:fill-color="#cccccc" draw:fill-hatch-name="Black_20_45_20_Degrees" draw:textarea-horizontal-align="center" draw:textarea-vertical-align="middle" draw:auto-grow-height="false" fo:min-height="10.106cm" fo:min-width="0cm" fo:padding-top="0.147cm" fo:padding-bottom="0.147cm" fo:padding-left="0.272cm" fo:padding-right="0.272cm"/>
    </style:style>
    <style:style style:name="gr65" style:family="graphic" style:parent-style-name="standard">
      <style:graphic-properties draw:stroke="solid" svg:stroke-width="0.035cm" svg:stroke-color="#000000" draw:marker-start-width="0.257cm" draw:marker-end-width="0.257cm" draw:fill="hatch" draw:fill-color="#cccccc" draw:fill-hatch-name="Black_20_45_20_Degrees" draw:textarea-horizontal-align="center" draw:textarea-vertical-align="middle" draw:auto-grow-height="false" fo:min-height="6.506cm" fo:min-width="0cm" fo:padding-top="0.147cm" fo:padding-bottom="0.147cm" fo:padding-left="0.272cm" fo:padding-right="0.272cm"/>
    </style:style>
    <style:style style:name="gr66" style:family="graphic" style:parent-style-name="measure">
      <style:graphic-properties draw:textarea-vertical-align="middle" draw:line-distance="1cm" draw:start-guide="0cm" draw:end-guide="0cm" draw:placing="below"/>
    </style:style>
    <style:style style:name="gr67" style:family="graphic" style:parent-style-name="measure" style:list-style-name="L1">
      <style:graphic-properties draw:textarea-vertical-align="middle" draw:start-guide="0cm"/>
    </style:style>
    <style:style style:name="gr68" style:family="graphic" style:parent-style-name="standard">
      <style:graphic-properties draw:stroke="none" draw:fill="none" draw:textarea-horizontal-align="justify" draw:textarea-vertical-align="middle" draw:auto-grow-height="false" fo:min-height="30.15cm" fo:min-width="5.5cm"/>
    </style:style>
    <style:style style:name="gr69" style:family="graphic" style:parent-style-name="measure">
      <style:graphic-properties draw:textarea-vertical-align="middle" draw:line-distance="0.3cm" draw:placing="below"/>
    </style:style>
    <style:style style:name="gr70" style:family="graphic" style:parent-style-name="measure">
      <style:graphic-properties svg:stroke-width="0.018cm" draw:marker-start-width="0.227cm" draw:marker-end-width="0.227cm" draw:textarea-vertical-align="middle" draw:line-distance="0.6cm" draw:placing="below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2.65cm" fo:min-width="14.3cm"/>
    </style:style>
    <style:style style:name="gr72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2.742cm" fo:min-width="2.092cm" fo:padding-top="0.429cm" fo:padding-bottom="0.429cm" fo:padding-left="0.554cm" fo:padding-right="0.554cm"/>
    </style:style>
    <style:style style:name="gr73" style:family="graphic" style:parent-style-name="standard">
      <style:graphic-properties svg:stroke-width="0.6cm" svg:stroke-color="#b84700" draw:marker-start-width="1.099cm" draw:marker-end-width="1.099cm" draw:stroke-linejoin="miter" svg:stroke-linecap="round" draw:fill="hatch" draw:fill-hatch-name="Red_20_Crossed_20_45_20_Degrees" draw:textarea-horizontal-align="justify" draw:textarea-vertical-align="middle" draw:auto-grow-height="false" fo:min-height="0cm" fo:min-width="3.703cm" fo:padding-top="0.424cm" fo:padding-bottom="0.424cm" fo:padding-left="0.549cm" fo:padding-right="0.549cm"/>
    </style:style>
    <style:style style:name="gr74" style:family="graphic" style:parent-style-name="standard">
      <style:graphic-properties draw:stroke="solid" svg:stroke-width="0.6cm" svg:stroke-color="#b84700" draw:marker-start-width="1.099cm" draw:marker-end-width="1.099cm" draw:stroke-linejoin="miter" draw:fill="hatch" draw:fill-hatch-name="Black_20_45_20_Degrees" draw:textarea-horizontal-align="justify" draw:textarea-vertical-align="middle" draw:auto-grow-height="false" fo:min-height="4.75cm" fo:min-width="1.7cm" fo:padding-top="0.425cm" fo:padding-bottom="0.425cm" fo:padding-left="0.55cm" fo:padding-right="0.55cm"/>
    </style:style>
    <style:style style:name="gr75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4.742cm" fo:min-width="4.528cm" fo:padding-top="0.429cm" fo:padding-bottom="0.429cm" fo:padding-left="0.554cm" fo:padding-right="0.554cm"/>
    </style:style>
    <style:style style:name="gr76" style:family="graphic" style:parent-style-name="standard">
      <style:graphic-properties draw:stroke="solid" svg:stroke-width="0.6cm" svg:stroke-color="#b84700" draw:marker-start-width="1.099cm" draw:marker-end-width="1.099cm" draw:stroke-linejoin="miter" draw:fill="hatch" draw:fill-hatch-name="Red_20_Crossed_20_45_20_Degrees" draw:textarea-horizontal-align="justify" draw:textarea-vertical-align="middle" draw:auto-grow-height="false" fo:min-height="3.95cm" fo:min-width="1.3cm" fo:padding-top="0.425cm" fo:padding-bottom="0.425cm" fo:padding-left="0.55cm" fo:padding-right="0.55cm"/>
    </style:style>
    <style:style style:name="gr77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4.636cm" fo:min-width="1.256cm" fo:padding-top="0.429cm" fo:padding-bottom="0.429cm" fo:padding-left="0.554cm" fo:padding-right="0.554cm"/>
    </style:style>
    <style:style style:name="gr78" style:family="graphic" style:parent-style-name="standard">
      <style:graphic-properties draw:stroke="solid" svg:stroke-width="0.6cm" svg:stroke-color="#b84700" draw:marker-start-width="1.099cm" draw:marker-end-width="1.099cm" draw:stroke-linejoin="miter" draw:fill="hatch" draw:fill-hatch-name="Red_20_Crossed_20_45_20_Degrees" draw:textarea-horizontal-align="justify" draw:textarea-vertical-align="middle" draw:auto-grow-height="false" fo:min-height="2.35cm" fo:min-width="0.5cm" fo:padding-top="0.425cm" fo:padding-bottom="0.425cm" fo:padding-left="0.55cm" fo:padding-right="0.55cm"/>
    </style:style>
    <style:style style:name="gr79" style:family="graphic" style:parent-style-name="standard">
      <style:graphic-properties draw:stroke="solid" svg:stroke-width="0.6cm" svg:stroke-color="#b84700" draw:marker-start-width="1.099cm" draw:marker-end-width="1.099cm" draw:stroke-linejoin="miter" draw:fill="hatch" draw:fill-hatch-name="Red_20_Crossed_20_45_20_Degrees" draw:textarea-horizontal-align="justify" draw:textarea-vertical-align="middle" draw:auto-grow-height="false" fo:min-height="3.15cm" fo:min-width="0.9cm" fo:padding-top="0.425cm" fo:padding-bottom="0.425cm" fo:padding-left="0.55cm" fo:padding-right="0.55cm"/>
    </style:style>
    <style:style style:name="gr80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.542cm" fo:min-width="2.492cm" fo:padding-top="0.429cm" fo:padding-bottom="0.429cm" fo:padding-left="0.554cm" fo:padding-right="0.554cm"/>
    </style:style>
    <style:style style:name="gr81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82" style:family="graphic" style:parent-style-name="standard">
      <style:graphic-properties draw:fill-color="#e6e6e6" draw:textarea-horizontal-align="justify" draw:textarea-vertical-align="middle" draw:auto-grow-height="false" fo:min-height="1.35cm" fo:min-width="0.7cm"/>
    </style:style>
    <style:style style:name="gr83" style:family="graphic" style:parent-style-name="standard">
      <style:graphic-properties draw:fill-color="#e6e6e6" draw:textarea-horizontal-align="justify" draw:textarea-vertical-align="middle" draw:auto-grow-height="false" fo:min-height="1.35cm" fo:min-width="1.9cm"/>
    </style:style>
    <style:style style:name="gr84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9.14cm" fo:min-width="2.89cm" fo:padding-top="0.23cm" fo:padding-bottom="0.23cm" fo:padding-left="0.355cm" fo:padding-right="0.355cm"/>
    </style:style>
    <style:style style:name="gr85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2.74cm" fo:min-width="3.69cm" fo:padding-top="0.23cm" fo:padding-bottom="0.23cm" fo:padding-left="0.355cm" fo:padding-right="0.355cm"/>
    </style:style>
    <style:style style:name="gr86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8.34cm" fo:min-width="0cm" fo:padding-top="0.23cm" fo:padding-bottom="0.23cm" fo:padding-left="0.355cm" fo:padding-right="0.355cm"/>
    </style:style>
    <style:style style:name="gr87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5.54cm" fo:min-width="4.09cm" fo:padding-top="0.23cm" fo:padding-bottom="0.23cm" fo:padding-left="0.355cm" fo:padding-right="0.355cm"/>
    </style:style>
    <style:style style:name="gr88" style:family="graphic" style:parent-style-name="standard">
      <style:graphic-properties draw:stroke="none" svg:stroke-width="0.201cm" svg:stroke-color="#000000" draw:marker-start-width="0.505cm" draw:marker-end-width="0.505cm" draw:fill="hatch" draw:fill-color="#cccccc" draw:fill-hatch-name="Black_20_45_20_Degrees" draw:textarea-horizontal-align="left" draw:textarea-vertical-align="middle" draw:auto-grow-height="false" fo:min-height="6.742cm" fo:min-width="4.092cm" fo:padding-top="0.229cm" fo:padding-bottom="0.229cm" fo:padding-left="0.354cm" fo:padding-right="0.354cm"/>
    </style:style>
    <style:style style:name="gr89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left" draw:textarea-vertical-align="middle" draw:auto-grow-height="false" fo:min-height="7.54cm" fo:min-width="0cm" fo:padding-top="0.23cm" fo:padding-bottom="0.23cm" fo:padding-left="0.355cm" fo:padding-right="0.355cm"/>
    </style:style>
    <style:style style:name="gr90" style:family="graphic" style:parent-style-name="measure" style:list-style-name="L1">
      <style:graphic-properties draw:textarea-vertical-align="middle" draw:start-guide="0cm"/>
    </style:style>
    <style:style style:name="gr91" style:family="graphic" style:parent-style-name="measure">
      <style:graphic-properties svg:stroke-width="0.018cm" draw:marker-start-width="0.227cm" draw:marker-end-width="0.227cm" draw:textarea-vertical-align="middle" draw:line-distance="0.6cm"/>
    </style:style>
    <style:style style:name="gr92" style:family="graphic" style:parent-style-name="measure">
      <style:graphic-properties svg:stroke-width="0.018cm" draw:marker-start-width="0.227cm" draw:marker-end-width="0.227cm" draw:textarea-vertical-align="middle" draw:start-guide="0.2cm"/>
    </style:style>
    <style:style style:name="gr93" style:family="graphic" style:parent-style-name="standard">
      <style:graphic-properties draw:stroke="none" draw:fill="none" draw:textarea-horizontal-align="justify" draw:textarea-vertical-align="middle" draw:auto-grow-height="false" fo:min-height="2.15cm" fo:min-width="14.3cm"/>
    </style:style>
    <style:style style:name="gr94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3.15cm" fo:min-width="3.956cm" fo:padding-top="0.429cm" fo:padding-bottom="0.429cm" fo:padding-left="0.554cm" fo:padding-right="0.554cm"/>
    </style:style>
    <style:style style:name="gr95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4.75cm" fo:min-width="4.492cm" fo:padding-top="0.429cm" fo:padding-bottom="0.429cm" fo:padding-left="0.554cm" fo:padding-right="0.554cm"/>
    </style:style>
    <style:style style:name="gr9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5cm" fo:min-width="4.492cm" fo:padding-top="0.429cm" fo:padding-bottom="0.429cm" fo:padding-left="0.554cm" fo:padding-right="0.554cm"/>
    </style:style>
    <style:style style:name="gr97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3.95cm" fo:min-width="3.992cm" fo:padding-top="0.429cm" fo:padding-bottom="0.429cm" fo:padding-left="0.554cm" fo:padding-right="0.554cm"/>
    </style:style>
    <style:style style:name="gr98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5.95cm" fo:min-width="4.092cm" fo:padding-top="0.429cm" fo:padding-bottom="0.429cm" fo:padding-left="0.554cm" fo:padding-right="0.554cm"/>
    </style:style>
    <style:style style:name="gr99" style:family="graphic" style:parent-style-name="standard">
      <style:graphic-properties svg:stroke-width="0.6cm" svg:stroke-color="#b84700" draw:marker-start-width="1.606cm" draw:marker-end-width="1.606cm" draw:fill="solid" draw:fill-color="#cc6633" draw:textarea-horizontal-align="justify" draw:textarea-vertical-align="middle" draw:auto-grow-height="false" fo:min-height="15.542cm" fo:min-width="1.292cm" fo:padding-top="0.429cm" fo:padding-bottom="0.429cm" fo:padding-left="0.554cm" fo:padding-right="0.554cm"/>
    </style:style>
    <style:style style:name="gr100" style:family="graphic" style:parent-style-name="standard">
      <style:graphic-properties draw:fill-color="#e6e6e6" draw:textarea-horizontal-align="justify" draw:textarea-vertical-align="middle" draw:auto-grow-height="false" fo:min-height="1.75cm" fo:min-width="3.5cm"/>
    </style:style>
    <style:style style:name="gr101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center" draw:textarea-vertical-align="middle" draw:auto-grow-height="false" fo:min-height="3.94cm" fo:min-width="5.29cm" fo:padding-top="0.23cm" fo:padding-bottom="0.23cm" fo:padding-left="0.355cm" fo:padding-right="0.355cm"/>
    </style:style>
    <style:style style:name="gr102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center" draw:textarea-vertical-align="middle" draw:auto-grow-height="false" fo:min-height="4.34cm" fo:min-width="2.09cm" fo:padding-top="0.23cm" fo:padding-bottom="0.23cm" fo:padding-left="0.355cm" fo:padding-right="0.355cm"/>
    </style:style>
    <style:style style:name="gr103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center" draw:textarea-vertical-align="middle" draw:auto-grow-height="false" fo:min-height="4.34cm" fo:min-width="3.29cm" fo:padding-top="0.23cm" fo:padding-bottom="0.23cm" fo:padding-left="0.355cm" fo:padding-right="0.355cm"/>
    </style:style>
    <style:style style:name="gr104" style:family="graphic" style:parent-style-name="standard">
      <style:graphic-properties draw:stroke="none" svg:stroke-width="0.201cm" svg:stroke-color="#000000" draw:marker-start-width="0.505cm" draw:marker-end-width="0.505cm" draw:fill="hatch" draw:fill-color="#cccccc" draw:fill-hatch-name="Black_20_45_20_Degrees" draw:textarea-horizontal-align="center" draw:textarea-vertical-align="middle" draw:auto-grow-height="false" fo:min-height="3.542cm" fo:min-width="2.092cm" fo:padding-top="0.229cm" fo:padding-bottom="0.229cm" fo:padding-left="0.354cm" fo:padding-right="0.354cm"/>
    </style:style>
    <style:style style:name="gr105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center" draw:textarea-vertical-align="middle" draw:auto-grow-height="false" fo:min-height="0.55cm" fo:min-width="3.69cm" fo:padding-top="0.23cm" fo:padding-bottom="0.23cm" fo:padding-left="0.355cm" fo:padding-right="0.355cm"/>
    </style:style>
    <style:style style:name="gr106" style:family="graphic" style:parent-style-name="standard">
      <style:graphic-properties draw:stroke="none" svg:stroke-width="0.201cm" svg:stroke-color="#000000" draw:marker-start-width="0.506cm" draw:marker-end-width="0.506cm" draw:fill="hatch" draw:fill-color="#cccccc" draw:fill-hatch-name="Black_20_45_20_Degrees" draw:textarea-horizontal-align="center" draw:textarea-vertical-align="middle" draw:auto-grow-height="false" fo:min-height="3.94cm" fo:min-width="7.69cm" fo:padding-top="0.23cm" fo:padding-bottom="0.23cm" fo:padding-left="0.355cm" fo:padding-right="0.355cm"/>
    </style:style>
    <style:style style:name="gr107" style:family="graphic" style:parent-style-name="standard">
      <style:graphic-properties svg:stroke-color="#000000" draw:fill="hatch" draw:fill-hatch-name="Black_20_0_20_Degrees" draw:textarea-horizontal-align="justify" draw:textarea-vertical-align="middle" draw:auto-grow-height="false" fo:min-height="1.047cm" fo:min-width="1.501cm"/>
    </style:style>
    <style:style style:name="gr108" style:family="graphic" style:parent-style-name="standard">
      <style:graphic-properties draw:stroke="solid" svg:stroke-width="0.035cm" svg:stroke-color="#000000" draw:marker-start-width="0.257cm" draw:marker-end-width="0.257cm" draw:fill="hatch" draw:fill-color="#cccccc" draw:fill-hatch-name="Black_20_45_20_Degrees" draw:textarea-horizontal-align="center" draw:textarea-vertical-align="middle" draw:auto-grow-height="false" fo:min-height="0.116cm" fo:min-width="14.256cm" fo:padding-top="0.147cm" fo:padding-bottom="0.147cm" fo:padding-left="0.272cm" fo:padding-right="0.272cm"/>
    </style:style>
    <style:style style:name="gr109" style:family="graphic" style:parent-style-name="measure" style:list-style-name="L1">
      <style:graphic-properties draw:textarea-vertical-align="middle" draw:start-guide="0cm"/>
    </style:style>
    <style:style style:name="gr110" style:family="graphic" style:parent-style-name="measure">
      <style:graphic-properties draw:textarea-vertical-align="middle" draw:start-guide="-0.2cm"/>
    </style:style>
    <style:style style:name="gr111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 fo:min-height="2.55cm" fo:min-width="15.1cm"/>
    </style:style>
    <style:style style:name="gr112" style:family="graphic" style:parent-style-name="standard">
      <style:graphic-properties svg:stroke-width="0.6cm" svg:stroke-color="#b84700" draw:marker-start-width="1.606cm" draw:marker-end-width="1.606cm" draw:fill="solid" draw:fill-color="#cc6633" draw:textarea-horizontal-align="justify" draw:textarea-vertical-align="middle" draw:auto-grow-height="false" fo:min-height="15.942cm" fo:min-width="7.235cm" fo:padding-top="0.429cm" fo:padding-bottom="0.429cm" fo:padding-left="0.554cm" fo:padding-right="0.554cm"/>
    </style:style>
    <style:style style:name="gr113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3.142cm" fo:min-width="2.435cm" fo:padding-top="0.429cm" fo:padding-bottom="0.429cm" fo:padding-left="0.554cm" fo:padding-right="0.554cm"/>
    </style:style>
    <style:style style:name="gr114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3.942cm" fo:min-width="2.435cm" fo:padding-top="0.429cm" fo:padding-bottom="0.429cm" fo:padding-left="0.554cm" fo:padding-right="0.554cm"/>
    </style:style>
    <style:style style:name="gr115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5.942cm" fo:min-width="2.435cm" fo:padding-top="0.429cm" fo:padding-bottom="0.429cm" fo:padding-left="0.554cm" fo:padding-right="0.554cm"/>
    </style:style>
    <style:style style:name="gr116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 fo:min-height="6.693cm" fo:min-width="15.1cm"/>
    </style:style>
    <style:style style:name="gr117" style:family="graphic" style:parent-style-name="standard">
      <style:graphic-properties draw:fill="hatch" draw:fill-color="#e6e6e6" draw:fill-hatch-name="Red_20_Crossed_20_45_20_Degrees" draw:textarea-horizontal-align="justify" draw:textarea-vertical-align="middle" draw:auto-grow-height="false" fo:min-height="13.35cm" fo:min-width="1.5cm"/>
    </style:style>
    <style:style style:name="gr118" style:family="graphic" style:parent-style-name="standard">
      <style:graphic-properties draw:stroke="none" svg:stroke-width="0.201cm" svg:stroke-color="#000000" draw:marker-start-width="0.505cm" draw:marker-end-width="0.505cm" draw:fill="hatch" draw:fill-color="#cccccc" draw:fill-hatch-name="Black_20_45_20_Degrees" draw:textarea-horizontal-align="center" draw:textarea-vertical-align="middle" draw:auto-grow-height="false" fo:min-height="3.542cm" fo:min-width="14.492cm" fo:padding-top="0.229cm" fo:padding-bottom="0.229cm" fo:padding-left="0.354cm" fo:padding-right="0.354cm"/>
    </style:style>
    <style:style style:name="gr119" style:family="graphic" style:parent-style-name="measure" style:list-style-name="L1">
      <style:graphic-properties draw:textarea-vertical-align="middle" draw:start-guide="0cm"/>
    </style:style>
    <style:style style:name="P1" style:family="paragraph">
      <loext:graphic-properties draw:fill="solid" draw:fill-color="#000000"/>
      <style:paragraph-properties fo:text-align="center"/>
      <style:text-properties fo:font-size="24pt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cccccc"/>
      <style:paragraph-properties fo:text-align="center"/>
      <style:text-properties fo:font-size="24pt"/>
    </style:style>
    <style:style style:name="P7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3b3b3"/>
      <style:paragraph-properties fo:text-align="center"/>
    </style:style>
    <style:style style:name="P10" style:family="paragraph">
      <loext:graphic-properties draw:fill-color="#e6e6e6"/>
      <style:paragraph-properties fo:text-align="center"/>
    </style:style>
    <style:style style:name="P11" style:family="paragraph">
      <loext:graphic-properties draw:fill="gradient" draw:fill-gradient-name="Gradient_20_1"/>
      <style:paragraph-properties fo:text-align="center"/>
    </style:style>
    <style:style style:name="P12" style:family="paragraph">
      <loext:graphic-properties draw:fill="hatch" draw:fill-color="#cccccc" draw:fill-hatch-name="Black_20_0_20_Degrees"/>
      <style:paragraph-properties fo:text-align="center"/>
      <style:text-properties fo:font-size="24pt"/>
    </style:style>
    <style:style style:name="P13" style:family="paragraph">
      <loext:graphic-properties draw:fill="hatch" draw:fill-color="#b3b3b3" draw:fill-hatch-name="Black_20_90_20_Degrees"/>
      <style:paragraph-properties fo:text-align="center"/>
    </style:style>
    <style:style style:name="P14" style:family="paragraph">
      <loext:graphic-properties draw:fill="hatch" draw:fill-color="#ffffff" draw:fill-hatch-name="Red_20_Crossed_20_45_20_Degrees"/>
      <style:paragraph-properties fo:text-align="center"/>
      <style:text-properties fo:font-size="24pt" style:font-weight-complex="normal"/>
    </style:style>
    <style:style style:name="P15" style:family="paragraph">
      <loext:graphic-properties draw:fill="hatch" draw:fill-hatch-name="Red_20_Crossed_20_45_20_Degrees"/>
      <style:paragraph-properties fo:text-align="center"/>
    </style:style>
    <style:style style:name="P16" style:family="paragraph">
      <loext:graphic-properties draw:fill="hatch" draw:fill-hatch-name="Black_20_45_20_Degrees"/>
      <style:paragraph-properties fo:text-align="center"/>
    </style:style>
    <style:style style:name="P17" style:family="paragraph">
      <loext:graphic-properties draw:fill="hatch" draw:fill-color="#cccccc" draw:fill-hatch-name="Black_20_45_20_Degrees"/>
      <style:paragraph-properties fo:text-align="center"/>
      <style:text-properties fo:font-size="24pt" style:font-weight-complex="normal"/>
    </style:style>
    <style:style style:name="P18" style:family="paragraph">
      <loext:graphic-properties draw:fill="hatch" draw:fill-color="#cccccc" draw:fill-hatch-name="Black_20_45_20_Degrees"/>
      <style:paragraph-properties fo:text-align="center"/>
      <style:text-properties fo:font-size="24pt"/>
    </style:style>
    <style:style style:name="P19" style:family="paragraph">
      <loext:graphic-properties draw:fill="hatch" draw:fill-hatch-name="Black_20_0_20_Degrees"/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22" style:family="paragraph">
      <loext:graphic-properties draw:fill="solid" draw:fill-color="#cc6633"/>
      <style:paragraph-properties fo:text-align="center"/>
      <style:text-properties fo:font-size="24pt" style:font-weight-complex="normal"/>
    </style:style>
    <style:style style:name="P23" style:family="paragraph">
      <style:paragraph-properties fo:text-align="center"/>
      <style:text-properties fo:font-size="24pt" style:font-weight-complex="normal"/>
    </style:style>
    <style:style style:name="P24" style:family="paragraph">
      <loext:graphic-properties draw:fill="hatch" draw:fill-hatch-name="Black_20_90_20_Degrees"/>
      <style:paragraph-properties fo:text-align="center"/>
    </style:style>
    <style:style style:name="P25" style:family="paragraph">
      <loext:graphic-properties draw:fill="hatch" draw:fill-color="#e6e6e6" draw:fill-hatch-name="Red_20_Crossed_20_45_20_Degrees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style:style style:name="T3" style:family="text">
      <style:text-properties fo:font-size="24pt" style:font-weight-complex="normal"/>
    </style:style>
    <style:style style:name="T4" style:family="text">
      <style:text-properties fo:font-size="14pt" style:font-size-asian="18pt" style:font-size-complex="18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4cm" svg:height="14cm" svg:x="4.472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6cm" svg:height="25.6cm" svg:x="3.672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4.4cm" svg:height="9.2cm" svg:x="4.472cm" svg:y="1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4" draw:text-style-name="P3" draw:layer="measurelines" svg:x1="3.3cm" svg:y1="8.1cm" svg:x2="3.3cm" svg:y2="4.1cm">
          <text:p text:style-name="P3"><text:measure text:kind="gap"/><text:measure text:kind="value">200</text:measure> <text:measure text:kind="unit">cm</text:measure><text:measure text:kind="gap"/></text:p>
        </draw:measure>
        <draw:measure draw:style-name="gr4" draw:text-style-name="P3" draw:layer="layout" svg:x1="3.3cm" svg:y1="17.7cm" svg:x2="3.3cm" svg:y2="10.5cm">
          <text:p text:style-name="P4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4" draw:layer="measurelines" svg:x1="2.9cm" svg:y1="18.9cm" svg:x2="2.9cm" svg:y2="17.7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18.5cm" svg:y1="2.5cm" svg:x2="19.7cm" svg:y2="2.5cm">
          <text:p text:style-name="P3"><text:measure text:kind="gap"/><text:measure text:kind="value">60</text:measure> <text:measure text:kind="unit">cm</text:measure><text:measure text:kind="gap"/></text:p>
        </draw:measure>
        <draw:measure draw:style-name="gr4" draw:text-style-name="P3" draw:layer="layout" svg:x1="3.3cm" svg:y1="28.5cm" svg:x2="3.3cm" svg:y2="27.3cm">
          <text:p text:style-name="P3"><text:measure text:kind="gap"/><text:measure text:kind="value">60</text:measure> <text:measure text:kind="unit">cm</text:measure><text:measure text:kind="gap"/></text:p>
        </draw:measure>
        <draw:measure draw:style-name="gr4" draw:text-style-name="P3" draw:layer="measurelines" svg:x1="3.1cm" svg:y1="27.3cm" svg:x2="3.1cm" svg:y2="18.9cm">
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5" draw:layer="layout" svg:x1="3.3cm" svg:y1="4.1cm" svg:x2="3.3cm" svg:y2="2.9cm">
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3.7cm" svg:y1="2.5cm" svg:x2="4.9cm" svg:y2="2.5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2.6cm" svg:y1="28.5cm" svg:x2="2.6cm" svg:y2="2.9cm">
          <text:p text:style-name="P3"><text:measure text:kind="gap"/><text:measure text:kind="value">1,280</text:measure> <text:measure text:kind="unit">cm</text:measure><text:measure text:kind="gap"/></text:p>
        </draw:measure>
        <draw:measure draw:style-name="gr4" draw:text-style-name="P3" draw:layer="measurelines" svg:x1="3.7cm" svg:y1="1.9cm" svg:x2="19.7cm" svg:y2="1.9cm">
          <text:p text:style-name="P4"><text:span text:style-name="T1"><text:measure text:kind="gap"/></text:span><text:span text:style-name="T1"><text:measure text:kind="value">8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g>
          <draw:custom-shape draw:style-name="gr7" draw:text-style-name="P6" draw:layer="layout" svg:width="6.4cm" svg:height="4.4cm" svg:x="9.3cm" svg:y="3.3cm">
            <text:p text:style-name="P3"><text:span text:style-name="T2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2.8cm" svg:height="2.4cm" svg:x="9.3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6cm" svg:height="9.6cm" svg:x="12.5cm" svg:y="8.1cm">
            <text:p text:style-name="P3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13.6cm" svg:height="8.4cm" svg:x="4.872cm" svg:y="18.9cm">
            <text:p text:style-name="P3"><text:span text:style-name="T2">Woonkamer / 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4cm" svg:height="6cm" svg:x="4.9cm" svg:y="4.1cm">
            <text:p text:style-name="P3"><text:span text:style-name="T3">Bad-</text:span></text:p>
            <text:p text:style-name="P3"><text:span text:style-name="T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7.2cm" svg:height="7.2cm" svg:x="4.872cm" svg:y="10.5cm">
            <text:p text:style-name="P3"><text:span text:style-name="T3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8" draw:layer="layout" svg:x1="9.3cm" svg:y1="7.3cm" svg:x2="10.1cm" svg:y2="5.3cm">
            <text:p/>
          </draw:line>
          <draw:line draw:style-name="gr13" draw:text-style-name="P8" draw:layer="layout" svg:x1="5.7cm" svg:y1="22.9cm" svg:x2="4.9cm" svg:y2="24.9cm">
            <text:p/>
          </draw:line>
          <draw:line draw:style-name="gr13" draw:text-style-name="P8" draw:layer="layout" svg:x1="15.3cm" svg:y1="8.1cm" svg:x2="13.3cm" svg:y2="8.9cm">
            <text:p/>
          </draw:line>
          <draw:custom-shape draw:style-name="gr14" draw:text-style-name="P9" draw:layer="layout" svg:width="4cm" svg:height="1.2cm" svg:x="5.272cm" svg:y="10.9cm">
            <text:p text:style-name="P3">k k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1.2cm" svg:height="1.2cm" svg:x="7.272cm" svg:y="4.1cm">
            <text:p text:style-name="P3">Was</text:p>
            <text:p text:style-name="P3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1.2cm" svg:height="5.2cm" svg:x="5.272cm" svg:y="12.1cm">
            <text:p text:style-name="P3">k</text:p>
            <text:p text:style-name="P3">k</text:p>
            <text:p text:style-name="P3">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2.4cm" svg:height="3.6cm" svg:x="16.1cm" svg:y="4.1cm">
            <text:p text:style-name="P3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2.8cm" svg:height="1.2cm" draw:transform="rotate (1.5707963267949) translate (4.9cm 7.3cm)">
            <text:p text:style-name="P3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8" draw:layer="layout" svg:x1="2.9cm" svg:y1="22.9cm" svg:x2="3.7cm" svg:y2="24.9cm">
            <text:p/>
          </draw:line>
          <draw:custom-shape draw:style-name="gr19" draw:text-style-name="P9" draw:layer="layout" svg:width="3.6cm" svg:height="2cm" svg:x="12.1cm" svg:y="3.3cm">
            <text:p text:style-name="P3">Trap</text:p>
            <text:p text:style-name="P3"><text:span text:style-name="T4">0-2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9" draw:layer="layout" svg:width="1.2cm" svg:height="0.8cm" svg:x="14.5cm" svg:y="3.3cm">
            <text:p text:style-name="P3">MK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8" draw:layer="layout" svg:x1="11.7cm" svg:y1="3.7cm" svg:x2="9.7cm" svg:y2="2.9cm">
            <text:p/>
          </draw:line>
          <draw:line draw:style-name="gr13" draw:text-style-name="P8" draw:layer="layout" svg:x1="11.7cm" svg:y1="8.1cm" svg:x2="9.7cm" svg:y2="8.9cm">
            <text:p/>
          </draw:line>
          <draw:custom-shape draw:style-name="gr21" draw:text-style-name="P9" draw:layer="layout" svg:width="0.8cm" svg:height="2cm" svg:x="4.9cm" svg:y="7.7cm">
            <text:p text:style-name="P3">w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8" draw:layer="layout" svg:x1="15.7cm" svg:y1="7.3cm" svg:x2="15.3cm" svg:y2="5.3cm">
            <text:p/>
          </draw:line>
        </draw:g>
        <draw:g>
          <draw:custom-shape draw:style-name="gr22" draw:text-style-name="P10" draw:layer="layout" svg:width="2cm" svg:height="0.4cm" svg:x="12.5cm" svg:y="2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2cm" svg:height="0.4cm" svg:x="16.1cm" svg:y="2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0.4cm" svg:height="1.2cm" svg:x="3.672cm" svg:y="4.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0.4cm" svg:height="1.2cm" svg:x="4.472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2.4cm" svg:height="1.2cm" draw:transform="rotate (-1.5707963267949) translate (19.672cm 22.5cm)">
            <text:p text:style-name="P3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2cm" svg:height="0.4cm" svg:x="12.5cm" svg:y="2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2cm" svg:height="0.4cm" svg:x="16.1cm" svg:y="2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3.644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4.472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2.4cm" svg:height="1.6cm" svg:x="12.9cm" svg:y="17.3cm">
            <text:p text:style-name="P3">Deur</text:p>
            <draw:enhanced-geometry svg:viewBox="0 0 21600 21600" draw:text-areas="0 ?f0 21600 21600" draw:type="up-arrow-callout" draw:modifiers="5450.59337913804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27" draw:text-style-name="P9" draw:layer="layout" svg:width="2.4cm" svg:height="1.6cm" svg:x="15.3cm" svg:y="17.7cm">
            <text:p text:style-name="P3">Deur</text:p>
            <draw:enhanced-geometry svg:viewBox="0 0 21600 21600" draw:mirror-horizontal="false" draw:mirror-vertical="false" draw:text-areas="0 0 21600 ?f0" draw:type="down-arrow-callout" draw:modifiers="16095.4403497814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26" draw:text-style-name="P9" draw:layer="layout" svg:width="2.4cm" svg:height="1.6cm" svg:x="9.3cm" svg:y="17.3cm">
            <text:p text:style-name="P3">Deur</text:p>
            <draw:enhanced-geometry svg:viewBox="0 0 21600 21600" draw:text-areas="0 ?f0 21600 21600" draw:type="up-arrow-callout" draw:modifiers="5450.59337913804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27" draw:text-style-name="P9" draw:layer="layout" svg:width="2.4cm" svg:height="1.6cm" svg:x="6.9cm" svg:y="17.7cm">
            <text:p text:style-name="P3">Deur</text:p>
            <draw:enhanced-geometry svg:viewBox="0 0 21600 21600" draw:mirror-horizontal="false" draw:mirror-vertical="false" draw:text-areas="0 0 21600 ?f0" draw:type="down-arrow-callout" draw:modifiers="16095.4403497814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23" draw:text-style-name="P10" draw:layer="layout" svg:width="0.4cm" svg:height="1.2cm" svg:x="3.672cm" svg:y="7.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0.4cm" svg:height="1.2cm" svg:x="4.472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3.672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4.5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18.444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19.272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18.444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19.272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3.644cm" svg:y="2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4.472cm" svg:y="2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0.4cm" svg:height="1.2cm" svg:x="18.472cm" svg:y="25.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0.4cm" svg:height="1.2cm" svg:x="19.272cm" svg:y="2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0.4cm" svg:height="1.2cm" svg:x="3.672cm" svg:y="25.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0.4cm" svg:height="1.2cm" svg:x="4.472cm" svg:y="2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2cm" svg:height="0.4cm" svg:x="5.3cm" svg:y="2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2cm" svg:height="0.4cm" svg:x="8.9cm" svg:y="2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2cm" svg:height="0.4cm" svg:x="5.3cm" svg:y="2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2cm" svg:height="0.4cm" svg:x="8.9cm" svg:y="2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2.4cm" svg:height="1.2cm" draw:transform="rotate (-1.5707963267949) translate (19.7cm 19.7cm)">
            <text:p text:style-name="P3">Kas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28" draw:text-style-name="P4" draw:layer="layout" svg:x1="12.472cm" svg:y1="11.5cm" svg:x2="18.472cm" svg:y2="11.5cm">
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8" draw:text-style-name="P3" draw:layer="layout" svg:x1="9.3cm" svg:y1="2.9cm" svg:x2="12.1cm" svg:y2="2.9cm">
          <text:p text:style-name="P3"><text:measure text:kind="gap"/><text:measure text:kind="value">140</text:measure> <text:measure text:kind="unit">cm</text:measure><text:measure text:kind="gap"/></text:p>
        </draw:measure>
        <draw:measure draw:style-name="gr28" draw:text-style-name="P3" draw:layer="layout" svg:x1="9.272cm" svg:y1="10.5cm" svg:x2="12.072cm" svg:y2="10.5cm">
          <text:p text:style-name="P3"><text:measure text:kind="gap"/><text:measure text:kind="value">140</text:measure> <text:measure text:kind="unit">cm</text:measure><text:measure text:kind="gap"/></text:p>
        </draw:measure>
        <draw:measure draw:style-name="gr28" draw:text-style-name="P3" draw:layer="layout" svg:x1="4.9cm" svg:y1="2.9cm" svg:x2="8.9cm" svg:y2="2.9cm">
          <text:p text:style-name="P3"><text:measure text:kind="gap"/><text:measure text:kind="value">200</text:measure> <text:measure text:kind="unit">cm</text:measure><text:measure text:kind="gap"/></text:p>
        </draw:measure>
        <draw:measure draw:style-name="gr29" draw:text-style-name="P4" draw:layer="layout" svg:x1="3.3cm" svg:y1="10.1cm" svg:x2="3.3cm" svg:y2="8.5cm">
          <text:p text:style-name="P4"><text:measure text:kind="gap"/><text:measure text:kind="value">80</text:measure> <text:measure text:kind="unit">cm</text:measure><text:measure text:kind="gap"/></text:p>
        </draw:measure>
        <draw:measure draw:style-name="gr30" draw:text-style-name="P3" draw:layer="layout" svg:x1="16.1cm" svg:y1="2.9cm" svg:x2="18.5cm" svg:y2="2.9cm">
          <text:p text:style-name="P3"><text:measure text:kind="gap"/><text:measure text:kind="value">120</text:measure> <text:measure text:kind="unit">cm</text:measure><text:measure text:kind="gap"/></text:p>
        </draw:measure>
        <draw:measure draw:style-name="gr30" draw:text-style-name="P3" draw:layer="layout" svg:x1="12.5cm" svg:y1="2.9cm" svg:x2="15.7cm" svg:y2="2.9cm">
          <text:p text:style-name="P3"><text:measure text:kind="gap"/><text:measure text:kind="value">160</text:measure> <text:measure text:kind="unit">cm</text:measure><text:measure text:kind="gap"/></text:p>
        </draw:measure>
        <draw:custom-shape draw:style-name="gr31" draw:text-style-name="P10" draw:layer="layout" svg:width="1.2cm" svg:height="0.4cm" svg:x="16.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.2cm" svg:height="0.4cm" svg:x="5.7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.2cm" svg:height="0.4cm" svg:x="5.7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.2cm" svg:height="0.4cm" svg:x="12.9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1" draw:text-style-name="P1" draw:layer="layout" svg:width="14.4cm" svg:height="14cm" svg:x="4.472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6cm" svg:height="25.6cm" svg:x="3.672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16cm" svg:height="15.6cm" svg:x="3.672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4" draw:text-style-name="P3" draw:layer="measurelines" svg:x1="3.3cm" svg:y1="9.7cm" svg:x2="3.3cm" svg:y2="4.1cm">
          <text:p text:style-name="P3"><text:measure text:kind="gap"/><text:measure text:kind="value">280</text:measure> <text:measure text:kind="unit">cm</text:measure><text:measure text:kind="gap"/></text:p>
        </draw:measure>
        <draw:measure draw:style-name="gr4" draw:text-style-name="P3" draw:layer="layout" svg:x1="3.3cm" svg:y1="13.7cm" svg:x2="3.3cm" svg:y2="10.1cm">
          <text:p text:style-name="P4"><text:span text:style-name="T1"><text:measure text:kind="gap"/></text:span><text:span text:style-name="T1"><text:measure text:kind="value">1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4" draw:layer="measurelines" svg:x1="2.9cm" svg:y1="18.5cm" svg:x2="2.9cm" svg:y2="17.3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18.5cm" svg:y1="2.5cm" svg:x2="19.7cm" svg:y2="2.5cm">
          <text:p text:style-name="P3"><text:measure text:kind="gap"/><text:measure text:kind="value">60</text:measure> <text:measure text:kind="unit">cm</text:measure><text:measure text:kind="gap"/></text:p>
        </draw:measure>
        <draw:measure draw:style-name="gr4" draw:text-style-name="P3" draw:layer="layout" svg:x1="3.3cm" svg:y1="28.5cm" svg:x2="3.3cm" svg:y2="27.3cm">
          <text:p text:style-name="P3"><text:measure text:kind="gap"/><text:measure text:kind="value">60</text:measure> <text:measure text:kind="unit">cm</text:measure><text:measure text:kind="gap"/></text:p>
        </draw:measure>
        <draw:measure draw:style-name="gr4" draw:text-style-name="P3" draw:layer="measurelines" svg:x1="3.1cm" svg:y1="27.3cm" svg:x2="3.1cm" svg:y2="18.9cm">
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33" draw:text-style-name="P5" draw:layer="layout" svg:x1="3.3cm" svg:y1="4.1cm" svg:x2="3.3cm" svg:y2="2.9cm">
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3.7cm" svg:y1="2.5cm" svg:x2="4.9cm" svg:y2="2.5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2.6cm" svg:y1="28.5cm" svg:x2="2.6cm" svg:y2="2.9cm">
          <text:p text:style-name="P3"><text:measure text:kind="gap"/><text:measure text:kind="value">1,280</text:measure> <text:measure text:kind="unit">cm</text:measure><text:measure text:kind="gap"/></text:p>
        </draw:measure>
        <draw:measure draw:style-name="gr4" draw:text-style-name="P3" draw:layer="measurelines" svg:x1="3.7cm" svg:y1="1.9cm" svg:x2="19.7cm" svg:y2="1.9cm">
          <text:p text:style-name="P4"><text:span text:style-name="T1"><text:measure text:kind="gap"/></text:span><text:span text:style-name="T1"><text:measure text:kind="value">8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g>
          <draw:custom-shape draw:style-name="gr34" draw:text-style-name="P11" draw:layer="layout" svg:width="15.2cm" svg:height="9.2cm" svg:x="4.1cm" svg:y="18.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6cm" svg:height="9.6cm" svg:x="4.9cm" svg:y="4.1cm">
            <text:p text:style-name="P3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6" draw:layer="layout" svg:width="8cm" svg:height="6.4cm" svg:x="11.3cm" svg:y="3.3cm">
            <text:p text:style-name="P3"><text:span text:style-name="T2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7.2cm" svg:height="7.2cm" svg:x="11.3cm" svg:y="10.1cm">
            <text:p text:style-name="P3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6" draw:layer="layout" svg:width="12.398cm" svg:height="6cm" svg:x="5.302cm" svg:y="18.9cm">
            <text:p text:style-name="P3"><text:span text:style-name="T2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8" draw:layer="layout" svg:x1="14.5cm" svg:y1="18.5cm" svg:x2="12.5cm" svg:y2="19.3cm">
            <text:p/>
          </draw:line>
          <draw:custom-shape draw:style-name="gr38" draw:text-style-name="P12" draw:layer="layout" svg:width="4.4cm" svg:height="3.6cm" svg:x="11.3cm" svg:y="3.3cm"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3" draw:layer="layout" svg:width="3.6cm" svg:height="2cm" svg:x="12.1cm" svg:y="3.3cm">
            <text:p text:style-name="P3">Trap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8" draw:layer="layout" svg:x1="10.9cm" svg:y1="9.3cm" svg:x2="10.1cm" svg:y2="7.3cm">
            <text:p/>
          </draw:line>
          <draw:line draw:style-name="gr13" draw:text-style-name="P8" draw:layer="layout" svg:x1="13.7cm" svg:y1="10.1cm" svg:x2="11.7cm" svg:y2="10.9cm">
            <text:p/>
          </draw:line>
          <draw:custom-shape draw:style-name="gr19" draw:text-style-name="P9" draw:layer="layout" svg:width="3.6cm" svg:height="2cm" draw:transform="rotate (-1.5707963267949) translate (17.695cm 3.3cm)">
            <text:p text:style-name="P3">Trap</text:p>
            <text:p text:style-name="P3"><text:span text:style-name="T5">220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7" draw:layer="layout" svg:width="6cm" svg:height="3.2cm" svg:x="4.9cm" svg:y="14.1cm">
            <text:p text:style-name="P3"><text:span text:style-name="T3">Stookho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3" draw:text-style-name="P8" draw:layer="layout" svg:x1="10.9cm" svg:y1="14.5cm" svg:x2="10.1cm" svg:y2="16.5cm">
            <text:p/>
          </draw:line>
        </draw:g>
        <draw:g>
          <draw:custom-shape draw:style-name="gr25" draw:text-style-name="P10" draw:layer="layout" svg:width="0.4cm" svg:height="1.6cm" svg:x="3.644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4.472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16.5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5.7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12.9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0.4cm" svg:height="1.2cm" svg:x="3.672cm" svg:y="7.3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0.4cm" svg:height="1.6cm" svg:x="18.444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0.4cm" svg:height="1.6cm" svg:x="19.272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9.3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16.5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9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5.3cm" svg:y="1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16.5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9.3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5.3cm" svg:y="1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0.4cm" svg:height="1.2cm" svg:x="19.3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0.4cm" svg:height="1.2cm" svg:x="4.5cm" svg:y="7.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0" draw:layer="layout" svg:width="1.2cm" svg:height="0.4cm" svg:x="5.7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0" draw:layer="layout" svg:width="1.2cm" svg:height="0.4cm" svg:x="9.3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28" draw:text-style-name="P3" draw:layer="layout" svg:x1="4.9cm" svg:y1="2.9cm" svg:x2="10.9cm" svg:y2="2.9cm">
          <text:p text:style-name="P3"><text:measure text:kind="gap"/><text:measure text:kind="value">300</text:measure> <text:measure text:kind="unit">cm</text:measure><text:measure text:kind="gap"/></text:p>
        </draw:measure>
        <draw:measure draw:style-name="gr30" draw:text-style-name="P3" draw:layer="layout" svg:x1="11.3cm" svg:y1="2.9cm" svg:x2="18.5cm" svg:y2="2.9cm">
          <text:p text:style-name="P3"><text:measure text:kind="gap"/><text:measure text:kind="value">360</text:measure> <text:measure text:kind="unit">cm</text:measure><text:measure text:kind="gap"/></text:p>
        </draw:measure>
        <draw:measure draw:style-name="gr4" draw:text-style-name="P3" draw:layer="layout" svg:x1="3.3cm" svg:y1="17.3cm" svg:x2="3.3cm" svg:y2="14.1cm">
          <text:p text:style-name="P3"><text:measure text:kind="gap"/><text:measure text:kind="value">160</text:measure> <text:measure text:kind="unit">cm</text:measure><text:measure text:kind="gap"/></text:p>
        </draw:measure>
      </draw:page>
      <draw:page draw:name="page3" draw:style-name="dp1" draw:master-page-name="Default" draw:nav-order="id1 id2 id3 id4 id5">
        <draw:g xml:id="id1" draw:id="id1">
          <draw:custom-shape draw:style-name="gr41" draw:text-style-name="P14" draw:layer="layout" svg:width="4.4cm" svg:height="10cm" svg:x="10.9cm" svg:y="17.7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2" draw:text-style-name="P14" draw:layer="layout" svg:width="3.2cm" svg:height="3.595cm" svg:x="6.5cm" svg:y="2.1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3" draw:text-style-name="P15" draw:layer="layout" svg:width="9.664cm" svg:height="2.414cm" draw:transform="rotate (-1.5707963267949) translate (4.518cm 5.63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16" draw:layer="layout" svg:width="3.2cm" svg:height="6.4cm" svg:x="6.518cm" svg:y="19.3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5" draw:text-style-name="P14" draw:layer="layout" svg:width="5.6cm" svg:height="15.6cm" svg:x="9.7cm" svg:y="2.1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6" draw:text-style-name="P2" draw:layer="layout" svg:width="5.582cm" svg:height="4.8cm" svg:x="9.718cm" svg:y="8.1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7" draw:text-style-name="P15" draw:layer="layout" svg:width="1.2cm" svg:height="2.4cm" svg:x="9.7cm" svg:y="25.705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8" draw:text-style-name="P14" draw:layer="layout" svg:width="1.2cm" svg:height="8cm" svg:x="9.7cm" svg:y="17.7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9" draw:text-style-name="P15" draw:layer="layout" svg:width="2cm" svg:height="4cm" svg:x="4.518cm" svg:y="15.3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9" draw:text-style-name="P15" draw:layer="layout" svg:width="2cm" svg:height="4cm" draw:transform="rotate (-3.14159265358979) translate (6.518cm 5.7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0" draw:text-style-name="P14" draw:layer="layout" svg:width="3.2cm" svg:height="4cm" svg:x="6.518cm" svg:y="15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1" draw:text-style-name="P14" draw:layer="layout" svg:width="5.2cm" svg:height="9.6cm" svg:x="4.518cm" svg:y="5.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xml:id="id2" draw:id="id2">
          <draw:custom-shape draw:style-name="gr52" draw:text-style-name="P10" draw:layer="layout" svg:width="1.6cm" svg:height="1.6cm" svg:x="11.7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layout" svg:width="1.6cm" svg:height="1.6cm" svg:x="11.7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0" draw:layer="layout" svg:width="2.4cm" svg:height="1.2cm" svg:x="11.7cm" svg:y="2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0" draw:layer="layout" svg:width="2cm" svg:height="1.6cm" svg:x="5.7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0" draw:layer="layout" svg:width="2cm" svg:height="1.2cm" svg:x="5.7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56" draw:text-style-name="P17" draw:layer="layout" svg:width="4.8cm" svg:height="9.6cm" svg:x="10.1cm" svg:y="7.3cm">
            <text:p text:style-name="P3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7" draw:layer="layout" svg:width="4.4cm" svg:height="3.6cm" svg:x="10.5cm" svg:y="3.3cm">
            <text:p text:style-name="P3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8" draw:layer="layout" svg:width="4.8cm" svg:height="7.6cm" svg:x="10.1cm" svg:y="18.1cm">
            <text:p text:style-name="P3"><text:span text:style-name="T2">Woonkamer</text:span></text:p>
            <text:p text:style-name="P3"><text:span text:style-name="T2"><text:s/></text:span><text:span text:style-name="T2">/ 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7" draw:layer="layout" svg:width="4.4cm" svg:height="0.8cm" svg:x="10.5cm" svg:y="2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7" draw:layer="layout" svg:width="4cm" svg:height="7.2cm" svg:x="5.282cm" svg:y="9.3cm">
            <text:p text:style-name="P3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7" draw:layer="layout" svg:width="0.4cm" svg:height="6.4cm" svg:x="4.9cm" svg:y="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7" draw:layer="layout" svg:width="0.4cm" svg:height="5.6cm" svg:x="4.5cm" svg:y="9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3" draw:text-style-name="P19" draw:layer="layout" svg:width="1.2cm" svg:height="1.2cm" svg:x="9.3cm" svg:y="5.7cm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style-name="gr64" draw:text-style-name="P17" draw:layer="layout" svg:width="0.4cm" svg:height="10.4cm" svg:x="9.3cm" svg:y="6.9cm">
            <text:p text:style-name="P3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7" draw:layer="layout" svg:width="0.4cm" svg:height="6.8cm" svg:x="9.3cm" svg:y="17.7cm">
            <text:p text:style-name="P3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measure draw:style-name="gr4" draw:text-style-name="P20" draw:layer="measurelines" svg:x1="18.5cm" svg:y1="6.9cm" svg:x2="18.5cm" svg:y2="3.3cm">
            <text:p text:style-name="P20"><text:span text:style-name="T6"><text:measure text:kind="gap"/></text:span><text:span text:style-name="T6"><text:measure text:kind="value">1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1" draw:layer="layout" svg:x1="20.1cm" svg:y1="16.9cm" svg:x2="20.1cm" svg:y2="8.5cm">
            <text:p text:style-name="P21"><text:span text:style-name="T6"><text:measure text:kind="gap"/></text:span><text:span text:style-name="T6"><text:measure text:kind="value">42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66" draw:text-style-name="P21" draw:layer="measurelines" svg:x1="19.7cm" svg:y1="16.9cm" svg:x2="19.7cm" svg:y2="18.1cm">
            <text:p text:style-name="P21"><text:span text:style-name="T6"><text:measure text:kind="gap"/></text:span><text:span text:style-name="T6"><text:measure text:kind="value">6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0" draw:layer="layout" svg:x1="18.5cm" svg:y1="27.7cm" svg:x2="18.5cm" svg:y2="26.5cm">
            <text:p text:style-name="P20"><text:span text:style-name="T6"><text:measure text:kind="gap"/></text:span><text:span text:style-name="T6"><text:measure text:kind="value">6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1" draw:layer="measurelines" svg:x1="20.2cm" svg:y1="26.5cm" svg:x2="20.2cm" svg:y2="18.1cm">
            <text:p text:style-name="P21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7" draw:text-style-name="P5" draw:layer="layout" svg:x1="18.5cm" svg:y1="3.3cm" svg:x2="18.5cm" svg:y2="2.1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20" draw:layer="measurelines" svg:x1="17.8cm" svg:y1="27.7cm" svg:x2="17.8cm" svg:y2="2.1cm">
            <text:p text:style-name="P20"><text:span text:style-name="T6"><text:measure text:kind="gap"/></text:span><text:span text:style-name="T6"><text:measure text:kind="value">1,2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29" draw:text-style-name="P21" draw:layer="layout" svg:x1="18.5cm" svg:y1="8.5cm" svg:x2="18.5cm" svg:y2="7.3cm">
            <text:p text:style-name="P21"><text:span text:style-name="T6"><text:measure text:kind="gap"/></text:span><text:span text:style-name="T6"><text:measure text:kind="value">6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1" draw:layer="layout" svg:x1="18.364cm" svg:y1="16.5cm" svg:x2="18.364cm" svg:y2="8.5cm">
            <text:p text:style-name="P21"><text:span text:style-name="T1"><text:measure text:kind="gap"/></text:span><text:span text:style-name="T1"><text:measure text:kind="value">4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8" draw:text-style-name="P8" draw:layer="layout" svg:width="6cm" svg:height="30.4cm" svg:x="15.3cm" svg:y="-1.1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measure draw:style-name="gr4" draw:text-style-name="P20" draw:layer="layout" svg:x1="6.5cm" svg:y1="28.2cm" svg:x2="4.9cm" svg:y2="28.2cm">
            <text:p text:style-name="P20"><text:span text:style-name="T6"><text:measure text:kind="gap"/></text:span><text:span text:style-name="T6"><text:measure text:kind="value">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1" draw:layer="layout" svg:x1="15.7cm" svg:y1="28.2cm" svg:x2="14.1cm" svg:y2="28.2cm">
            <text:p text:style-name="P21"><text:span text:style-name="T6"><text:measure text:kind="gap"/></text:span><text:span text:style-name="T6"><text:measure text:kind="value">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69" draw:text-style-name="P21" draw:layer="layout" svg:x1="15.707cm" svg:y1="27.6cm" svg:x2="2.107cm" svg:y2="27.7cm">
            <text:p text:style-name="P21"><text:span text:style-name="T6"><text:measure text:kind="gap"/></text:span><text:span text:style-name="T6"><text:measure text:kind="value">6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70" draw:text-style-name="P20" draw:layer="layout" svg:x1="9.7cm" svg:y1="27.4cm" svg:x2="10.5cm" svg:y2="27.4cm">
            <text:p text:style-name="P20"><text:span text:style-name="T6"><text:measure text:kind="gap"/></text:span><text:span text:style-name="T6"><text:measure text:kind="value">4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28" draw:text-style-name="P20" draw:layer="layout" svg:x1="14.1cm" svg:y1="28.2cm" svg:x2="10.5cm" svg:y2="28.2cm">
            <text:p text:style-name="P20"><text:span text:style-name="T6"><text:measure text:kind="gap"/></text:span><text:span text:style-name="T6"><text:measure text:kind="value">1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30" draw:text-style-name="P20" draw:layer="layout" svg:x1="9.7cm" svg:y1="28.3cm" svg:x2="6.5cm" svg:y2="28.3cm">
            <text:p text:style-name="P20"><text:span text:style-name="T6"><text:measure text:kind="gap"/></text:span><text:span text:style-name="T6"><text:measure text:kind="value">16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custom-shape draw:style-name="gr71" draw:text-style-name="P8" draw:layer="layout" svg:width="14.8cm" svg:height="2.9cm" draw:transform="rotate (-3.14159265358979) translate (16.5cm 29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measure draw:style-name="gr4" draw:text-style-name="P20" draw:layer="layout" svg:x1="4.9cm" svg:y1="28.2cm" svg:x2="2.1cm" svg:y2="28.2cm">
            <text:p text:style-name="P20"><text:span text:style-name="T6"><text:measure text:kind="gap"/></text:span><text:span text:style-name="T6"><text:measure text:kind="value">14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</draw:g>
      </draw:page>
      <draw:page draw:name="page4" draw:style-name="dp1" draw:master-page-name="Default">
        <draw:g>
          <draw:custom-shape draw:style-name="gr41" draw:text-style-name="P14" draw:layer="layout" svg:width="4.4cm" svg:height="10cm" draw:transform="rotate (-3.14159265358979) translate (15.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4" draw:layer="layout" svg:width="3.2cm" svg:height="3.6cm" draw:transform="rotate (-3.14159265358979) translate (9.664cm 27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5" draw:layer="layout" svg:width="9.6cm" svg:height="2.4cm" draw:transform="rotate (1.5707963267949) translate (2.1cm 24.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5.487451254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4" draw:text-style-name="P16" draw:layer="layout" svg:width="2.8cm" svg:height="5.6cm" draw:transform="rotate (-3.14159265358979) translate (8.5cm 12.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5" draw:text-style-name="P14" draw:layer="layout" svg:width="5.636cm" svg:height="15.6cm" draw:transform="rotate (-3.14159265358979) translate (15.3cm 27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5.582cm" svg:height="4.8cm" draw:transform="rotate (-3.14159265358979) translate (15.264cm 21.5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5" draw:layer="layout" svg:width="2.4cm" svg:height="4.8cm" draw:transform="rotate (-3.14159265358979) translate (10.9cm 6.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7" draw:text-style-name="P14" draw:layer="layout" svg:width="2.364cm" svg:height="5.494cm" draw:transform="rotate (-3.14159265358979) translate (10.864cm 11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5" draw:layer="layout" svg:width="1.6cm" svg:height="3.2cm" draw:transform="rotate (-3.14159265358979) translate (6.1cm 14.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9" draw:text-style-name="P15" draw:layer="layout" svg:width="2cm" svg:height="4cm" svg:x="4.5cm" svg:y="24.1cm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0" draw:text-style-name="P14" draw:layer="layout" svg:width="3.6cm" svg:height="2.4cm" draw:transform="rotate (-3.14159265358979) translate (9.7cm 14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4" draw:layer="layout" svg:width="5.2cm" svg:height="9.6cm" draw:transform="rotate (-3.14159265358979) translate (9.7cm 24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1" draw:text-style-name="P10" draw:layer="layout" svg:width="1.2cm" svg:height="1.2cm" draw:transform="rotate (-3.14159265358979) translate (12.9cm 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0" draw:layer="layout" svg:width="1.2cm" svg:height="1.6cm" draw:transform="rotate (-3.14159265358979) translate (12.9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0" draw:layer="layout" svg:width="1.2cm" svg:height="1.2cm" draw:transform="rotate (-3.14159265358979) translate (12.9cm 23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0" draw:layer="layout" svg:width="1.2cm" svg:height="1.6cm" draw:transform="rotate (-3.14159265358979) translate (12.9cm 14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0" draw:layer="layout" svg:width="2.4cm" svg:height="1.6cm" draw:transform="rotate (-3.14159265358979) translate (14.1cm 10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0" draw:layer="layout" svg:width="2.4cm" svg:height="1.2cm" draw:transform="rotate (-3.14159265358979) translate (14.1cm 4.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0" draw:layer="layout" svg:width="2cm" svg:height="1.6cm" draw:transform="rotate (-3.14159265358979) translate (7.7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0" draw:layer="layout" svg:width="2cm" svg:height="1.2cm" draw:transform="rotate (-3.14159265358979) translate (7.7cm 23.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4" draw:text-style-name="P17" draw:layer="layout" svg:width="3.6cm" svg:height="9.6cm" draw:transform="rotate (-3.14159265358979) translate (9.3cm 26.5cm)">
            <text:p text:style-name="P3"><text:span text:style-name="T3">Slaapkamer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85" draw:text-style-name="P17" draw:layer="layout" svg:width="4.4cm" svg:height="3.2cm" draw:transform="rotate (-3.14159265358979) translate (9.3cm 16.5cm)">
            <text:p text:style-name="P3"><text:span text:style-name="T3">Stook</text:span></text:p>
            <text:p text:style-name="P3"><text:span text:style-name="T3">hok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86" draw:text-style-name="P17" draw:layer="layout" svg:width="0.4cm" svg:height="8.8cm" draw:transform="rotate (-3.14159265358979) translate (5.7cm 25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7" draw:layer="layout" svg:width="4.8cm" svg:height="6cm" draw:transform="rotate (-3.14159265358979) translate (14.9cm 26.5cm)">
            <text:p text:style-name="P3"><text:span text:style-name="T3">Bad-</text:span></text:p>
            <text:p text:style-name="P3"><text:span text:style-name="T3">kamer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88" draw:text-style-name="P17" draw:layer="layout" svg:width="4.8cm" svg:height="7.2cm" draw:transform="rotate (-3.14159265358979) translate (14.9cm 20cm)">
            <text:p text:style-name="P3"><text:span text:style-name="T3">Keuken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8" draw:text-style-name="P18" draw:layer="layout" svg:width="4.8cm" svg:height="7.6cm" draw:transform="rotate (-3.14159265358979) translate (14.9cm 11.6cm)">
            <text:p text:style-name="P3"><text:span text:style-name="T2">Woonkamer</text:span></text:p>
            <text:p text:style-name="P3"><text:span text:style-name="T2"><text:s/></text:span><text:span text:style-name="T2">/ Muziekkamer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89" draw:text-style-name="P17" draw:layer="layout" svg:width="0.4cm" svg:height="8cm" draw:transform="rotate (-3.14159265358979) translate (5.3cm 24.9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9" draw:text-style-name="P17" draw:layer="layout" svg:width="4.4cm" svg:height="0.8cm" draw:transform="rotate (-3.14159265358979) translate (14.9cm 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measure draw:style-name="gr4" draw:text-style-name="P20" draw:layer="measurelines" svg:x1="15.7cm" svg:y1="22.4cm" svg:x2="15.7cm" svg:y2="26.4cm">
            <text:p text:style-name="P20"><text:span text:style-name="T6"><text:measure text:kind="gap"/></text:span><text:span text:style-name="T6"><text:measure text:kind="value">20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1" draw:layer="layout" svg:x1="15.7cm" svg:y1="12.8cm" svg:x2="15.7cm" svg:y2="20cm">
            <text:p text:style-name="P21"><text:span text:style-name="T6"><text:measure text:kind="gap"/></text:span><text:span text:style-name="T6"><text:measure text:kind="value">36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5" draw:text-style-name="P21" draw:layer="measurelines" svg:x1="16.1cm" svg:y1="11.6cm" svg:x2="16.1cm" svg:y2="12.8cm">
            <text:p text:style-name="P21"><text:span text:style-name="T6"><text:measure text:kind="gap"/></text:span><text:span text:style-name="T6"><text:measure text:kind="value">6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0" draw:layer="layout" svg:x1="15.7cm" svg:y1="2cm" svg:x2="15.7cm" svg:y2="3.2cm">
            <text:p text:style-name="P20"><text:span text:style-name="T6"><text:measure text:kind="gap"/></text:span><text:span text:style-name="T6"><text:measure text:kind="value">6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1" draw:layer="measurelines" svg:x1="15.9cm" svg:y1="3.2cm" svg:x2="15.9cm" svg:y2="11.6cm">
            <text:p text:style-name="P21"><text:span text:style-name="T6"><text:measure text:kind="gap"/></text:span><text:span text:style-name="T6"><text:measure text:kind="value">42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90" draw:text-style-name="P5" draw:layer="layout" svg:x1="15.7cm" svg:y1="26.4cm" svg:x2="15.7cm" svg:y2="27.6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20" draw:layer="measurelines" svg:x1="16.4cm" svg:y1="2cm" svg:x2="16.4cm" svg:y2="27.6cm">
            <text:p text:style-name="P20"><text:span text:style-name="T6"><text:measure text:kind="gap"/></text:span><text:span text:style-name="T6"><text:measure text:kind="value">1,2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29" draw:text-style-name="P21" draw:layer="layout" svg:x1="15.7cm" svg:y1="20.4cm" svg:x2="15.7cm" svg:y2="22cm">
            <text:p text:style-name="P21"><text:span text:style-name="T6"><text:measure text:kind="gap"/></text:span><text:span text:style-name="T6"><text:measure text:kind="value">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</draw:g>
        <draw:g>
          <draw:measure draw:style-name="gr4" draw:text-style-name="P20" draw:layer="measurelines" svg:x1="6.1cm" svg:y1="28cm" svg:x2="4.5cm" svg:y2="28cm">
            <text:p text:style-name="P20"><text:span text:style-name="T6"><text:measure text:kind="gap"/></text:span><text:span text:style-name="T6"><text:measure text:kind="value">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4" draw:text-style-name="P21" draw:layer="measurelines" svg:x1="15.3cm" svg:y1="28.1cm" svg:x2="13.7cm" svg:y2="28.1cm">
            <text:p text:style-name="P21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21" draw:layer="measurelines" svg:x1="15.3cm" svg:y1="28.8cm" svg:x2="2.1cm" svg:y2="28.8cm">
            <text:p text:style-name="P21"><text:span text:style-name="T1"><text:measure text:kind="gap"/></text:span><text:span text:style-name="T1"><text:measure text:kind="value">6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91" draw:text-style-name="P20" draw:layer="layout" svg:x1="9.3cm" svg:y1="28.9cm" svg:x2="10.1cm" svg:y2="28.9cm">
            <text:p text:style-name="P20"><text:span text:style-name="T6"><text:measure text:kind="gap"/></text:span><text:span text:style-name="T6"><text:measure text:kind="value">4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92" draw:text-style-name="P20" draw:layer="layout" svg:x1="13.7cm" svg:y1="28.1cm" svg:x2="10.1cm" svg:y2="28.1cm">
            <text:p text:style-name="P20"><text:span text:style-name="T6"><text:measure text:kind="gap"/></text:span><text:span text:style-name="T6"><text:measure text:kind="value">18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30" draw:text-style-name="P20" draw:layer="layout" svg:x1="4.5cm" svg:y1="28cm" svg:x2="1.7cm" svg:y2="28cm">
            <text:p text:style-name="P20"><text:span text:style-name="T6"><text:measure text:kind="gap"/></text:span><text:span text:style-name="T6"><text:measure text:kind="value">14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measure draw:style-name="gr30" draw:text-style-name="P20" draw:layer="layout" svg:x1="9.3cm" svg:y1="28cm" svg:x2="6.1cm" svg:y2="28cm">
            <text:p text:style-name="P20"><text:span text:style-name="T6"><text:measure text:kind="gap"/></text:span><text:span text:style-name="T6"><text:measure text:kind="value">160</text:measure></text:span><text:span text:style-name="T6"> </text:span><text:span text:style-name="T6"><text:measure text:kind="unit">cm</text:measure></text:span><text:span text:style-name="T6"><text:measure text:kind="gap"/></text:span></text:p>
          </draw:measure>
          <draw:custom-shape draw:style-name="gr93" draw:text-style-name="P8" draw:layer="layout" svg:width="14.8cm" svg:height="2.4cm" svg:x="1.3cm" svg:y="27.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g>
            <draw:custom-shape draw:style-name="gr94" draw:text-style-name="P14" draw:layer="layout" svg:width="5.064cm" svg:height="4cm" draw:transform="rotate (1.5707963267949) translate (2.2cm 22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14" draw:layer="layout" svg:width="5.6cm" svg:height="15.6cm" draw:transform="rotate (1.5707963267949) translate (2.2cm 28.3cm)">
              <text:p text:style-name="P2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6" draw:text-style-name="P2" draw:layer="layout" svg:width="5.6cm" svg:height="6.8cm" draw:transform="rotate (1.5707963267949) translate (6.2cm 28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7" draw:text-style-name="P14" draw:layer="layout" svg:width="5.1cm" svg:height="4.8cm" draw:transform="rotate (1.5707963267949) translate (13cm 22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14" draw:layer="layout" svg:width="5.2cm" svg:height="6.8cm" draw:transform="rotate (1.5707963267949) translate (6.2cm 22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9" draw:text-style-name="P22" draw:layer="layout" svg:width="2.4cm" svg:height="16.4cm" draw:transform="rotate (1.5707963267949) translate (1.7cm 17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1" draw:text-style-name="P10" draw:layer="layout" svg:width="1.2cm" svg:height="1.2cm" draw:transform="rotate (1.5707963267949) translate (4.6cm 25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0" draw:text-style-name="P10" draw:layer="layout" svg:width="4cm" svg:height="2cm" draw:transform="rotate (1.5707963267949) translate (10.2cm 28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0" draw:layer="layout" svg:width="1.2cm" svg:height="1.2cm" draw:transform="rotate (1.5707963267949) translate (7.8cm 25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0" draw:layer="layout" svg:width="1.2cm" svg:height="1.2cm" draw:transform="rotate (1.5707963267949) translate (14.2cm 25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0" draw:layer="layout" svg:width="2cm" svg:height="1.2cm" draw:transform="rotate (1.5707963267949) translate (14.2cm 20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10" draw:layer="layout" svg:width="2.4cm" svg:height="1.2cm" draw:transform="rotate (1.5707963267949) translate (25.1cm 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0" draw:layer="layout" svg:width="2cm" svg:height="1.2cm" draw:transform="rotate (1.5707963267949) translate (11cm 20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0" draw:layer="layout" svg:width="2cm" svg:height="1.2cm" draw:transform="rotate (1.5707963267949) translate (7.8cm 20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0" draw:layer="layout" svg:width="2cm" svg:height="1.2cm" draw:transform="rotate (1.5707963267949) translate (4.6cm 20.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1" draw:text-style-name="P17" draw:layer="layout" svg:width="6cm" svg:height="4.4cm" draw:transform="rotate (-3.14159265358979) translate (17.4cm 22.3cm)">
              <text:p text:style-name="P23"><text:span text:style-name="T3">Slaapkamer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2" draw:text-style-name="P17" draw:layer="layout" svg:width="2.8cm" svg:height="4.8cm" draw:transform="rotate (-3.14159265358979) translate (12.6cm 27.9cm)">
              <text:p text:style-name="P23"><text:span text:style-name="T3">Entree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3" draw:text-style-name="P17" draw:layer="layout" svg:width="4cm" svg:height="4.8cm" draw:transform="rotate (-3.14159265358979) translate (17.4cm 27.9cm)">
              <text:p text:style-name="P23"><text:span text:style-name="T3">Bad-</text:span></text:p>
              <text:p text:style-name="P23"><text:span text:style-name="T3">kamer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4" draw:text-style-name="P17" draw:layer="layout" svg:width="2.8cm" svg:height="4cm" draw:transform="rotate (-3.14159265358979) translate (5.4cm 27.9cm)">
              <text:p text:style-name="P23"><text:span text:style-name="T3">WC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5" draw:text-style-name="P17" draw:layer="layout" svg:width="4.4cm" svg:height="0.8cm" draw:transform="rotate (1.5707963267949) translate (25.9cm 27.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17" draw:layer="layout" svg:width="8.4cm" svg:height="4.4cm" draw:transform="rotate (-3.14159265358979) translate (11cm 22.3cm)">
              <text:p text:style-name="P23"><text:span text:style-name="T3">Slaapkamer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7" draw:text-style-name="P19" draw:layer="layout" svg:width="4cm" svg:height="4cm" svg:x="5.4cm" svg:y="23.9cm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  <draw:custom-shape draw:style-name="gr108" draw:text-style-name="P17" draw:layer="layout" svg:width="14.8cm" svg:height="0.4cm" svg:x="2.6cm" svg:y="22.3cm">
              <text:p text:style-name="P23"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7" draw:layer="layout" svg:width="14.8cm" svg:height="0.4cm" svg:x="2.6cm" svg:y="27.9cm">
              <text:p text:style-name="P2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measure draw:style-name="gr4" draw:text-style-name="P20" draw:layer="measurelines" svg:x1="7.5cm" svg:y1="28.6cm" svg:x2="3.5cm" svg:y2="28.599cm">
              <text:p text:style-name="P20"><text:measure text:kind="gap"/><text:measure text:kind="value">200</text:measure> <text:measure text:kind="unit">cm</text:measure><text:measure text:kind="gap"/></text:p>
            </draw:measure>
            <draw:measure draw:style-name="gr4" draw:text-style-name="P21" draw:layer="layout" svg:x1="17.1cm" svg:y1="28.6cm" svg:x2="9.9cm" svg:y2="28.6cm">
              <text:p text:style-name="P21"><text:measure text:kind="gap"/><text:measure text:kind="value">360</text:measure> <text:measure text:kind="unit">cm</text:measure><text:measure text:kind="gap"/></text:p>
            </draw:measure>
            <draw:measure draw:style-name="gr5" draw:text-style-name="P21" draw:layer="measurelines" svg:x1="18.3cm" svg:y1="29cm" svg:x2="17.1cm" svg:y2="29cm">
              <text:p text:style-name="P21"><text:measure text:kind="gap"/><text:measure text:kind="value">60</text:measure> <text:measure text:kind="unit">cm</text:measure><text:measure text:kind="gap"/></text:p>
            </draw:measure>
            <draw:measure draw:style-name="gr4" draw:text-style-name="P20" draw:layer="layout" svg:x1="27.9cm" svg:y1="28.599cm" svg:x2="26.7cm" svg:y2="28.6cm">
              <text:p text:style-name="P20"><text:measure text:kind="gap"/><text:measure text:kind="value">60</text:measure> <text:measure text:kind="unit">cm</text:measure><text:measure text:kind="gap"/></text:p>
            </draw:measure>
            <draw:measure draw:style-name="gr109" draw:text-style-name="P5" draw:layer="layout" svg:x1="3.5cm" svg:y1="28.6cm" svg:x2="2.3cm" svg:y2="28.6cm">
              <text:p text:style-name="P5"><text:measure text:kind="gap"/><text:measure text:kind="value">60</text:measure> <text:measure text:kind="unit">cm</text:measure><text:measure text:kind="gap"/></text:p>
            </draw:measure>
            <draw:measure draw:style-name="gr110" draw:text-style-name="P20" draw:layer="measurelines" svg:x1="18.2cm" svg:y1="29.5cm" svg:x2="2.2cm" svg:y2="29.5cm">
              <text:p text:style-name="P20"><text:measure text:kind="gap"/><text:measure text:kind="value">800</text:measure> <text:measure text:kind="unit">cm</text:measure><text:measure text:kind="gap"/></text:p>
            </draw:measure>
            <draw:measure draw:style-name="gr29" draw:text-style-name="P21" draw:layer="layout" svg:x1="9.5cm" svg:y1="28.6cm" svg:x2="7.9cm" svg:y2="28.6cm">
              <text:p text:style-name="P21"><text:measure text:kind="gap"/><text:measure text:kind="value">80</text:measure> <text:measure text:kind="unit">cm</text:measure><text:measure text:kind="gap"/></text:p>
            </draw:measure>
          </draw:g>
          <draw:g>
            <draw:measure draw:style-name="gr4" draw:text-style-name="P20" draw:layer="measurelines" svg:x1="1.9cm" svg:y1="19cm" svg:x2="1.9cm" svg:y2="17.4cm">
              <text:p text:style-name="P20"><text:measure text:kind="gap"/><text:measure text:kind="value">80</text:measure> <text:measure text:kind="unit">cm</text:measure><text:measure text:kind="gap"/></text:p>
            </draw:measure>
            <draw:measure draw:style-name="gr4" draw:text-style-name="P21" draw:layer="measurelines" svg:x1="1.8cm" svg:y1="28.2cm" svg:x2="1.8cm" svg:y2="26.6cm">
              <text:p text:style-name="P21"><text:measure text:kind="gap"/><text:measure text:kind="value">80</text:measure> <text:measure text:kind="unit">cm</text:measure><text:measure text:kind="gap"/></text:p>
            </draw:measure>
            <draw:measure draw:style-name="gr4" draw:text-style-name="P21" draw:layer="measurelines" svg:x1="1.1cm" svg:y1="28.2cm" svg:x2="1.1cm" svg:y2="15cm">
              <text:p text:style-name="P21"><text:measure text:kind="gap"/><text:measure text:kind="value">660</text:measure> <text:measure text:kind="unit">cm</text:measure><text:measure text:kind="gap"/></text:p>
            </draw:measure>
            <draw:measure draw:style-name="gr91" draw:text-style-name="P20" draw:layer="layout" svg:x1="1cm" svg:y1="22.2cm" svg:x2="1cm" svg:y2="23cm">
              <text:p text:style-name="P20"><text:measure text:kind="gap"/><text:measure text:kind="value">40</text:measure> <text:measure text:kind="unit">cm</text:measure><text:measure text:kind="gap"/></text:p>
            </draw:measure>
            <draw:measure draw:style-name="gr92" draw:text-style-name="P20" draw:layer="layout" svg:x1="1.8cm" svg:y1="26.6cm" svg:x2="1.8cm" svg:y2="23cm">
              <text:p text:style-name="P20"><text:measure text:kind="gap"/><text:measure text:kind="value">180</text:measure> <text:measure text:kind="unit">cm</text:measure><text:measure text:kind="gap"/></text:p>
            </draw:measure>
            <draw:measure draw:style-name="gr30" draw:text-style-name="P20" draw:layer="layout" svg:x1="1.9cm" svg:y1="17.4cm" svg:x2="1.9cm" svg:y2="14.6cm">
              <text:p text:style-name="P20"><text:measure text:kind="gap"/><text:measure text:kind="value">140</text:measure> <text:measure text:kind="unit">cm</text:measure><text:measure text:kind="gap"/></text:p>
            </draw:measure>
            <draw:measure draw:style-name="gr30" draw:text-style-name="P20" draw:layer="layout" svg:x1="1.9cm" svg:y1="22.2cm" svg:x2="1.9cm" svg:y2="19cm">
              <text:p text:style-name="P20"><text:measure text:kind="gap"/><text:measure text:kind="value">160</text:measure> <text:measure text:kind="unit">cm</text:measure><text:measure text:kind="gap"/></text:p>
            </draw:measure>
            <draw:custom-shape draw:style-name="gr93" draw:text-style-name="P8" draw:layer="layout" svg:width="14.8cm" svg:height="2.4cm" draw:transform="rotate (-1.5707963267949) translate (2.6cm 14.2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1" draw:text-style-name="P24" draw:layer="layout" svg:width="15.6cm" svg:height="2.8cm" svg:x="2.1cm" svg:y="14.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12" draw:text-style-name="P22" draw:layer="layout" svg:width="8.343cm" svg:height="16.8cm" draw:transform="rotate (1.5707963267949) translate (2.1cm 8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14" draw:layer="layout" svg:width="3.543cm" svg:height="4cm" draw:transform="rotate (1.5707963267949) translate (2.621cm 6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5" draw:text-style-name="P14" draw:layer="layout" svg:width="5.6cm" svg:height="15.6cm" draw:transform="rotate (1.5707963267949) translate (2.621cm 13.757cm)">
              <text:p text:style-name="P2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6" draw:text-style-name="P2" draw:layer="layout" svg:width="5.6cm" svg:height="6.8cm" draw:transform="rotate (1.5707963267949) translate (6.621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3.543cm" svg:height="4.8cm" draw:transform="rotate (1.5707963267949) translate (13.421cm 6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4" draw:layer="layout" svg:width="3.543cm" svg:height="6.8cm" draw:transform="rotate (1.5707963267949) translate (6.621cm 6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24" draw:layer="layout" svg:width="15.6cm" svg:height="6.943cm" svg:x="2.521cm" svg:y="0.3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1" draw:text-style-name="P10" draw:layer="layout" svg:width="1.2cm" svg:height="1.2cm" draw:transform="rotate (1.5707963267949) translate (5.021cm 11.3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0" draw:text-style-name="P10" draw:layer="layout" svg:width="4cm" svg:height="2cm" draw:transform="rotate (1.5707963267949) translate (10.621cm 14.1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0" draw:layer="layout" svg:width="1.2cm" svg:height="1.2cm" draw:transform="rotate (1.5707963267949) translate (8.221cm 11.3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0" draw:layer="layout" svg:width="1.2cm" svg:height="1.2cm" draw:transform="rotate (1.5707963267949) translate (14.621cm 11.3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3" draw:text-style-name="P10" draw:layer="layout" svg:width="2.4cm" svg:height="1.2cm" draw:transform="rotate (1.5707963267949) translate (25.521cm 12.4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25" draw:layer="layout" svg:width="2cm" svg:height="13.6cm" draw:transform="rotate (1.5707963267949) translate (3.7cm 6.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8" draw:text-style-name="P17" draw:layer="layout" svg:width="15.2cm" svg:height="4cm" draw:transform="rotate (-3.14159265358979) translate (18.1cm 13.3cm)">
              <text:p text:style-name="P23"><text:span text:style-name="T3">Woonkamer</text:span></text:p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5" draw:text-style-name="P17" draw:layer="layout" svg:width="4.4cm" svg:height="0.8cm" draw:transform="rotate (1.5707963267949) translate (26.321cm 13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7" draw:layer="layout" svg:width="14.8cm" svg:height="0.4cm" svg:x="3.021cm" svg:y="7.757cm">
              <text:p text:style-name="P23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17" draw:layer="layout" svg:width="14.8cm" svg:height="0.4cm" svg:x="3.021cm" svg:y="13.357cm">
              <text:p text:style-name="P23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measure draw:style-name="gr4" draw:text-style-name="P20" draw:layer="layout" svg:x1="7.921cm" svg:y1="14.057cm" svg:x2="3.921cm" svg:y2="14.056cm">
              <text:p text:style-name="P20"><text:measure text:kind="gap"/><text:measure text:kind="value">200</text:measure> <text:measure text:kind="unit">cm</text:measure><text:measure text:kind="gap"/></text:p>
            </draw:measure>
            <draw:measure draw:style-name="gr4" draw:text-style-name="P21" draw:layer="layout" svg:x1="17.521cm" svg:y1="14.057cm" svg:x2="10.321cm" svg:y2="14.057cm">
              <text:p text:style-name="P21"><text:measure text:kind="gap"/><text:measure text:kind="value">360</text:measure> <text:measure text:kind="unit">cm</text:measure><text:measure text:kind="gap"/></text:p>
            </draw:measure>
            <draw:measure draw:style-name="gr5" draw:text-style-name="P21" draw:layer="layout" svg:x1="18.721cm" svg:y1="14.457cm" svg:x2="17.521cm" svg:y2="14.457cm">
              <text:p text:style-name="P21"><text:measure text:kind="gap"/><text:measure text:kind="value">60</text:measure> <text:measure text:kind="unit">cm</text:measure><text:measure text:kind="gap"/></text:p>
            </draw:measure>
            <draw:measure draw:style-name="gr4" draw:text-style-name="P20" draw:layer="layout" svg:x1="28.321cm" svg:y1="14.056cm" svg:x2="27.121cm" svg:y2="14.057cm">
              <text:p text:style-name="P20"><text:measure text:kind="gap"/><text:measure text:kind="value">60</text:measure> <text:measure text:kind="unit">cm</text:measure><text:measure text:kind="gap"/></text:p>
            </draw:measure>
            <draw:measure draw:style-name="gr119" draw:text-style-name="P5" draw:layer="layout" svg:x1="3.921cm" svg:y1="14.057cm" svg:x2="2.721cm" svg:y2="14.057cm">
              <text:p text:style-name="P5"><text:measure text:kind="gap"/><text:measure text:kind="value">60</text:measure> <text:measure text:kind="unit">cm</text:measure><text:measure text:kind="gap"/></text:p>
            </draw:measure>
            <draw:measure draw:style-name="gr110" draw:text-style-name="P20" draw:layer="layout" svg:x1="18.621cm" svg:y1="14.957cm" svg:x2="2.621cm" svg:y2="14.957cm">
              <text:p text:style-name="P20"><text:measure text:kind="gap"/><text:measure text:kind="value">800</text:measure> <text:measure text:kind="unit">cm</text:measure><text:measure text:kind="gap"/></text:p>
            </draw:measure>
            <draw:measure draw:style-name="gr29" draw:text-style-name="P21" draw:layer="layout" svg:x1="9.921cm" svg:y1="14.057cm" svg:x2="8.321cm" svg:y2="14.057cm">
              <text:p text:style-name="P21"><text:measure text:kind="gap"/><text:measure text:kind="value">80</text:measure> <text:measure text:kind="unit">cm</text:measure><text:measure text:kind="gap"/></text:p>
            </draw:measure>
          </draw:g>
          <draw:g>
            <draw:measure draw:style-name="gr4" draw:text-style-name="P20" draw:layer="layout" svg:x1="2.321cm" svg:y1="4.457cm" svg:x2="2.321cm" svg:y2="2.857cm">
              <text:p text:style-name="P20"><text:measure text:kind="gap"/><text:measure text:kind="value">80</text:measure> <text:measure text:kind="unit">cm</text:measure><text:measure text:kind="gap"/></text:p>
            </draw:measure>
            <draw:measure draw:style-name="gr4" draw:text-style-name="P21" draw:layer="layout" svg:x1="2.221cm" svg:y1="13.657cm" svg:x2="2.221cm" svg:y2="12.057cm">
              <text:p text:style-name="P21"><text:measure text:kind="gap"/><text:measure text:kind="value">80</text:measure> <text:measure text:kind="unit">cm</text:measure><text:measure text:kind="gap"/></text:p>
            </draw:measure>
            <draw:measure draw:style-name="gr4" draw:text-style-name="P21" draw:layer="layout" svg:x1="1.521cm" svg:y1="13.657cm" svg:x2="1.521cm" svg:y2="0.457cm">
              <text:p text:style-name="P21"><text:measure text:kind="gap"/><text:measure text:kind="value">660</text:measure> <text:measure text:kind="unit">cm</text:measure><text:measure text:kind="gap"/></text:p>
            </draw:measure>
            <draw:measure draw:style-name="gr91" draw:text-style-name="P20" draw:layer="layout" svg:x1="1.421cm" svg:y1="7.657cm" svg:x2="1.421cm" svg:y2="8.457cm">
              <text:p text:style-name="P20"><text:measure text:kind="gap"/><text:measure text:kind="value">40</text:measure> <text:measure text:kind="unit">cm</text:measure><text:measure text:kind="gap"/></text:p>
            </draw:measure>
            <draw:measure draw:style-name="gr92" draw:text-style-name="P20" draw:layer="layout" svg:x1="2.221cm" svg:y1="12.057cm" svg:x2="2.221cm" svg:y2="8.457cm">
              <text:p text:style-name="P20"><text:measure text:kind="gap"/><text:measure text:kind="value">180</text:measure> <text:measure text:kind="unit">cm</text:measure><text:measure text:kind="gap"/></text:p>
            </draw:measure>
            <draw:measure draw:style-name="gr30" draw:text-style-name="P20" draw:layer="layout" svg:x1="2.321cm" svg:y1="2.857cm" svg:x2="2.321cm" svg:y2="0.057cm">
              <text:p text:style-name="P20"><text:measure text:kind="gap"/><text:measure text:kind="value">140</text:measure> <text:measure text:kind="unit">cm</text:measure><text:measure text:kind="gap"/></text:p>
            </draw:measure>
            <draw:measure draw:style-name="gr30" draw:text-style-name="P20" draw:layer="layout" svg:x1="2.321cm" svg:y1="7.657cm" svg:x2="2.321cm" svg:y2="4.457cm">
              <text:p text:style-name="P20"><text:measure text:kind="gap"/><text:measure text:kind="value">160</text:measure> <text:measure text:kind="unit">cm</text:measure><text:measure text:kind="gap"/></text:p>
            </draw:measure>
            <draw:custom-shape draw:style-name="gr93" draw:text-style-name="P8" draw:layer="layout" svg:width="14.8cm" svg:height="2.4cm" draw:transform="rotate (-1.5707963267949) translate (3.021cm -0.343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1" draw:text-style-name="P24" draw:layer="layout" svg:width="15.6cm" svg:height="2.8cm" svg:x="2.521cm" svg:y="-21.24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DT6H33M28S</meta:editing-duration>
    <meta:editing-cycles>97</meta:editing-cycles>
    <meta:generator>LibreOffice/5.0.2.2$Linux_X86_64 LibreOffice_project/00m0$Build-2</meta:generator>
    <dc:date>2017-01-06T01:39:37.624021397</dc:date>
    <meta:document-statistic meta:object-count="317"/>
  </office:meta>
</office:document-meta>
</file>